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0000000004A000000743CDC9D0F60A89B5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Courier New" svg:font-family="'Courier New'"/>
    <style:font-face style:name="Tahoma2" svg:font-family="Tahoma"/>
    <style:font-face style:name="Courier New1" svg:font-family="'Courier New'" style:font-family-generic="modern" style:font-pitch="fixed"/>
    <style:font-face style:name="Courier New2" svg:font-family="'Courier New'" style:font-adornments="Bol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ourier New3" svg:font-family="'Courier New'" style:font-family-generic="modern" style:font-pitch="variable"/>
    <style:font-face style:name="Times New Roman2" svg:font-family="'Times New Roman'" style:font-family-generic="modern" style:font-pitch="variable"/>
    <style:font-face style:name="CourierNewPSMT" svg:font-family="CourierNewPSMT" style:font-family-generic="roman" style:font-pitch="variable"/>
    <style:font-face style:name="LiberationSerif" svg:font-family="LiberationSerif"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Tahoma1" svg:font-family="Tahoma"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5pt solid #000000" style:writing-mode="page"/>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P1" style:family="paragraph" style:parent-style-name="Header">
      <style:paragraph-properties fo:text-align="start" style:justify-single-word="false">
        <style:tab-stops>
          <style:tab-stop style:position="2.25in" style:type="center"/>
          <style:tab-stop style:position="4.5in" style:type="right"/>
        </style:tab-stops>
      </style:paragraph-properties>
      <style:text-properties style:font-name="Arial1" fo:font-size="10pt" officeooo:paragraph-rsid="000c1066" style:font-size-asian="10pt" style:font-size-complex="10pt"/>
    </style:style>
    <style:style style:name="P2" style:family="paragraph" style:parent-style-name="Footer">
      <style:paragraph-properties fo:text-align="center" style:justify-single-word="false"/>
      <style:text-properties style:font-name="Arial1" fo:font-size="10pt" style:font-size-asian="10pt" style:font-size-complex="10pt"/>
    </style:style>
    <style:style style:name="P3" style:family="paragraph" style:parent-style-name="Standard">
      <style:text-properties style:font-name="Arial1" fo:font-size="16pt" fo:font-weight="bold" style:font-size-asian="16pt" style:font-weight-asian="bold" style:font-size-complex="16pt" style:font-weight-complex="bold"/>
    </style:style>
    <style:style style:name="P4" style:family="paragraph" style:parent-style-name="Standard">
      <style:text-properties style:font-name="Arial1" fo:font-size="10pt" fo:font-weight="normal" style:font-size-asian="10pt" style:font-weight-asian="normal" style:font-size-complex="10pt" style:font-weight-complex="normal"/>
    </style:style>
    <style:style style:name="P5" style:family="paragraph" style:parent-style-name="Standard">
      <style:text-properties style:font-name="Arial1" fo:font-size="10pt" fo:font-weight="bold"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Arial1" fo:font-size="10pt" style:font-size-asian="10pt" style:font-size-complex="10pt"/>
    </style:style>
    <style:style style:name="P7"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8"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rsid="0022daf8" officeooo:paragraph-rsid="00207825" style:font-name-asian="Courier New1" style:font-size-asian="10pt" style:font-style-asian="normal" style:font-weight-asian="normal" style:font-name-complex="Courier New1" style:font-size-complex="10pt" style:font-style-complex="normal" style:font-weight-complex="normal"/>
    </style:style>
    <style:style style:name="P9" style:family="paragraph" style:parent-style-name="Standard">
      <style:paragraph-properties fo:text-align="start" style:justify-single-word="false"/>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rsid="0022daf8" officeooo:paragraph-rsid="00207825" style:font-name-asian="Courier New1" style:font-size-asian="10pt" style:font-style-asian="normal" style:font-weight-asian="normal" style:font-name-complex="Courier New1" style:font-size-complex="10pt" style:font-style-complex="normal" style:font-weight-complex="normal"/>
    </style:style>
    <style:style style:name="P10"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rsid="0022daf8" officeooo:paragraph-rsid="0024e281" style:font-name-asian="Courier New1" style:font-size-asian="10pt" style:font-style-asian="normal" style:font-weight-asian="normal" style:font-name-complex="Courier New1" style:font-size-complex="10pt" style:font-style-complex="normal" style:font-weight-complex="normal"/>
    </style:style>
    <style:style style:name="P11"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paragraph-rsid="0024e281" style:font-name-asian="Courier New1" style:font-size-asian="10pt" style:font-style-asian="normal" style:font-weight-asian="normal" style:font-name-complex="Courier New1" style:font-size-complex="10pt" style:font-style-complex="normal" style:font-weight-complex="normal"/>
    </style:style>
    <style:style style:name="P12"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P13" style:family="paragraph" style:parent-style-name="Standard">
      <style:text-properties fo:color="#000000" loext:opacity="100%" style:text-outline="false" style:text-line-through-style="none" style:text-line-through-type="none" style:text-position="0% 100%" style:font-name="Arial1" fo:font-size="16pt" fo:font-style="normal" fo:text-shadow="none"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P14" style:family="paragraph" style:parent-style-name="Standard">
      <style:text-properties fo:color="#000000" loext:opacity="100%" style:text-outline="false" style:text-line-through-style="none" style:text-line-through-type="none" style:text-position="0% 100%" style:font-name="Arial1" fo:font-size="16pt" fo:font-style="normal" fo:text-shadow="none" style:text-underline-style="none" fo:font-weight="bold" officeooo:paragraph-rsid="0024e281" style:font-name-asian="Courier New1" style:font-size-asian="16pt" style:font-style-asian="normal" style:font-weight-asian="bold" style:font-name-complex="Courier New1" style:font-size-complex="16pt" style:font-style-complex="normal" style:font-weight-complex="bold"/>
    </style:style>
    <style:style style:name="P15" style:family="paragraph" style:parent-style-name="Standard">
      <style:text-properties fo:color="#000000" loext:opacity="100%" style:text-outline="false" style:text-line-through-style="none" style:text-line-through-type="none" style:text-position="0% 100%" style:font-name="Courier New1" fo:font-size="10pt" fo:font-style="normal" fo:text-shadow="none"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P16" style:family="paragraph" style:parent-style-name="Standard">
      <style:text-properties fo:color="#000000" loext:opacity="100%" style:text-outline="false" style:text-line-through-style="none" style:text-line-through-type="none" style:text-position="0% 100%" style:font-name="Courier New1" fo:font-size="10pt" fo:font-style="normal" fo:text-shadow="none" style:text-underline-style="none" fo:font-weight="bold" officeooo:paragraph-rsid="0024e281" style:font-name-asian="Courier New1" style:font-size-asian="10pt" style:font-style-asian="normal" style:font-weight-asian="bold" style:font-name-complex="Courier New1" style:font-size-complex="10pt" style:font-style-complex="normal" style:font-weight-complex="bold"/>
    </style:style>
    <style:style style:name="P17" style:family="paragraph" style:parent-style-name="Standard">
      <style:text-properties fo:color="#000000" loext:opacity="100%" style:text-outline="false" style:text-line-through-style="none" style:text-line-through-type="none" style:text-position="0% 100%" style:font-name="Courier New1"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18" style:family="paragraph" style:parent-style-name="Standard">
      <style:text-properties fo:color="#000000" loext:opacity="100%" style:text-outline="false" style:text-line-through-style="none" style:text-line-through-type="none" style:text-position="0% 100%" style:font-name="Courier New1" fo:font-size="10pt" fo:font-style="normal" fo:text-shadow="none" style:text-underline-style="none" fo:font-weight="normal" officeooo:paragraph-rsid="0024e281" style:font-name-asian="Courier New1" style:font-size-asian="10pt" style:font-style-asian="normal" style:font-weight-asian="normal" style:font-name-complex="Courier New1" style:font-size-complex="10pt" style:font-style-complex="normal" style:font-weight-complex="normal"/>
    </style:style>
    <style:style style:name="P19" style:family="paragraph" style:parent-style-name="Standard">
      <style:paragraph-properties fo:text-align="start" style:justify-single-word="false"/>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22daf8" style:font-name-asian="Courier New1" style:font-size-asian="10pt" style:font-style-asian="normal" style:font-weight-asian="normal" style:font-name-complex="Courier New1" style:font-size-complex="10pt" style:font-style-complex="normal" style:font-weight-complex="normal"/>
    </style:style>
    <style:style style:name="P20" style:family="paragraph" style:parent-style-name="Standard">
      <style:paragraph-properties fo:text-align="start" style:justify-single-word="false"/>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22daf8" officeooo:paragraph-rsid="00207825" style:font-name-asian="Courier New1" style:font-size-asian="10pt" style:font-style-asian="normal" style:font-weight-asian="normal" style:font-name-complex="Courier New1" style:font-size-complex="10pt" style:font-style-complex="normal" style:font-weight-complex="normal"/>
    </style:style>
    <style:style style:name="P21" style:family="paragraph" style:parent-style-name="Standard">
      <style:text-properties fo:color="#000000" loext:opacity="100%" style:text-outline="false" style:text-line-through-style="none" style:text-line-through-type="none" style:text-position="0% 100%" style:font-name="CourierNewPSMT" fo:font-size="10pt" fo:font-style="normal" fo:text-shadow="none" style:text-underline-style="none" fo:font-weight="normal" officeooo:rsid="0022daf8" officeooo:paragraph-rsid="00207825" style:font-name-asian="Courier New1" style:font-size-asian="10pt" style:font-style-asian="normal" style:font-weight-asian="normal" style:font-name-complex="Courier New1" style:font-size-complex="10pt" style:font-style-complex="normal" style:font-weight-complex="normal"/>
    </style:style>
    <style:style style:name="P22" style:family="paragraph" style:parent-style-name="Standard">
      <style:paragraph-properties fo:text-align="start" style:justify-single-word="false"/>
      <style:text-properties fo:color="#000000" loext:opacity="100%" style:text-outline="false" style:text-line-through-style="none" style:text-line-through-type="none" style:text-position="0% 100%" style:font-name="CourierNewPSMT" fo:font-size="10pt" fo:font-style="normal" fo:text-shadow="none" style:text-underline-style="none" fo:font-weight="normal" officeooo:rsid="0022daf8" officeooo:paragraph-rsid="00207825" style:font-name-asian="Courier New1" style:font-size-asian="10pt" style:font-style-asian="normal" style:font-weight-asian="normal" style:font-name-complex="Courier New1" style:font-size-complex="10pt" style:font-style-complex="normal" style:font-weight-complex="normal"/>
    </style:style>
    <style:style style:name="P23" style:family="paragraph" style:parent-style-name="Standard">
      <style:text-properties style:font-name="Courier New1" fo:font-size="10pt" style:font-name-asian="Courier New1" style:font-size-asian="10pt" style:font-name-complex="Courier New1" style:font-size-complex="10pt"/>
    </style:style>
    <style:style style:name="P24" style:family="paragraph" style:parent-style-name="Standard">
      <style:text-properties style:text-position="0% 100%" style:font-name="Arial1" fo:font-size="10pt" fo:font-style="normal" fo:font-weight="normal" style:font-size-asian="10pt" style:font-style-asian="normal" style:font-weight-asian="normal" style:font-size-complex="10pt" style:font-style-complex="normal" style:font-weight-complex="normal"/>
    </style:style>
    <style:style style:name="P25" style:family="paragraph" style:parent-style-name="Standard">
      <style:text-properties style:text-position="0% 100%" style:font-name="Arial1" fo:font-size="10pt" fo:font-style="normal" fo:font-weight="normal" officeooo:rsid="002019ee" officeooo:paragraph-rsid="00207825" style:font-size-asian="10pt" style:font-style-asian="normal" style:font-weight-asian="normal" style:font-size-complex="10pt" style:font-style-complex="normal" style:font-weight-complex="normal"/>
    </style:style>
    <style:style style:name="P26" style:family="paragraph" style:parent-style-name="Standard">
      <style:paragraph-properties fo:text-align="center" style:justify-single-word="false"/>
      <style:text-properties style:text-position="0% 100%" style:font-name="Arial1" fo:font-size="10pt" fo:font-style="normal" fo:font-weight="normal" officeooo:rsid="0021bd60" officeooo:paragraph-rsid="00207825" style:font-size-asian="10pt" style:font-style-asian="normal" style:font-weight-asian="normal" style:font-size-complex="10pt" style:font-style-complex="normal" style:font-weight-complex="normal"/>
    </style:style>
    <style:style style:name="P27" style:family="paragraph" style:parent-style-name="Standard">
      <style:text-properties style:text-position="0% 100%" style:font-name="Arial1" fo:font-size="10pt" fo:font-style="normal" fo:font-weight="normal" officeooo:rsid="0021bd60" officeooo:paragraph-rsid="00207825" style:font-size-asian="10pt" style:font-style-asian="normal" style:font-weight-asian="normal" style:font-size-complex="10pt" style:font-style-complex="normal" style:font-weight-complex="normal"/>
    </style:style>
    <style:style style:name="P28" style:family="paragraph" style:parent-style-name="Standard">
      <style:text-properties style:text-position="0% 100%" style:font-name="Arial1" fo:font-size="10pt" fo:font-style="normal" fo:font-weight="normal" officeooo:rsid="0022daf8" officeooo:paragraph-rsid="00207825" style:font-size-asian="10pt" style:font-style-asian="normal" style:font-weight-asian="normal" style:font-size-complex="10pt" style:font-style-complex="normal" style:font-weight-complex="normal"/>
    </style:style>
    <style:style style:name="P29" style:family="paragraph" style:parent-style-name="Standard">
      <style:text-properties style:text-position="0% 100%" style:font-name="Arial1" fo:font-size="10pt" fo:font-style="normal" fo:font-weight="normal" officeooo:paragraph-rsid="00207825" style:font-size-asian="10pt" style:font-style-asian="normal" style:font-weight-asian="normal" style:font-size-complex="10pt" style:font-style-complex="normal" style:font-weight-complex="normal"/>
    </style:style>
    <style:style style:name="P30" style:family="paragraph" style:parent-style-name="Standard">
      <style:text-properties style:text-position="0% 100%" style:font-name="Arial1" fo:font-size="16pt" fo:font-style="normal" fo:font-weight="bold" officeooo:paragraph-rsid="00207825" style:font-size-asian="16pt" style:font-style-asian="normal" style:font-weight-asian="bold" style:font-size-complex="16pt" style:font-style-complex="normal" style:font-weight-complex="bold"/>
    </style:style>
    <style:style style:name="P31" style:family="paragraph" style:parent-style-name="Standard">
      <style:text-properties style:text-position="0% 100%" style:font-name="Courier New1"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Standard">
      <style:text-properties style:text-position="0% 100%" style:font-name="Arial" fo:font-size="16pt" fo:font-style="normal" fo:font-weight="bold" officeooo:paragraph-rsid="00207825" style:font-size-asian="16pt" style:font-style-asian="normal" style:font-weight-asian="bold" style:font-size-complex="16pt" style:font-style-complex="normal" style:font-weight-complex="bold"/>
    </style:style>
    <style:style style:name="P33" style:family="paragraph" style:parent-style-name="Standard">
      <style:text-properties style:text-position="0% 100%" style:font-name="CourierNewPSMT" fo:font-size="10pt" fo:font-style="normal" fo:font-weight="bold" officeooo:paragraph-rsid="00207825" style:font-size-asian="10pt" style:font-style-asian="normal" style:font-weight-asian="bold" style:font-size-complex="10pt" style:font-style-complex="normal" style:font-weight-complex="bold"/>
    </style:style>
    <style:style style:name="P34" style:family="paragraph" style:parent-style-name="Standard">
      <style:paragraph-properties fo:text-align="start" style:justify-single-word="false"/>
      <style:text-properties style:font-name="Arial" fo:font-size="10pt" style:font-size-asian="10pt" style:font-size-complex="10pt"/>
    </style:style>
    <style:style style:name="P35" style:family="paragraph" style:parent-style-name="Standard">
      <style:paragraph-properties fo:text-align="start" style:justify-single-word="false"/>
      <style:text-properties style:font-name="Arial" fo:font-size="10pt" officeooo:paragraph-rsid="00207825" style:font-size-asian="10pt" style:font-size-complex="10pt"/>
    </style:style>
    <style:style style:name="P36" style:family="paragraph" style:parent-style-name="Standard">
      <style:paragraph-properties fo:text-align="start" style:justify-single-word="false"/>
      <style:text-properties style:font-name="Arial" fo:font-size="10pt" officeooo:paragraph-rsid="002316c3" style:font-size-asian="10pt" style:font-size-complex="10pt"/>
    </style:style>
    <style:style style:name="P37" style:family="paragraph" style:parent-style-name="Standard">
      <style:paragraph-properties fo:text-align="start" style:justify-single-word="false"/>
      <style:text-properties fo:font-size="10pt" style:font-size-asian="10pt" style:font-size-complex="10pt"/>
    </style:style>
    <style:style style:name="P38" style:family="paragraph" style:parent-style-name="Standard">
      <style:paragraph-properties fo:text-align="start" style:justify-single-word="false"/>
      <style:text-properties style:font-name="Courier New2" fo:font-size="10pt" style:font-size-asian="10pt" style:font-size-complex="10pt"/>
    </style:style>
    <style:style style:name="P39" style:family="paragraph" style:parent-style-name="Standard">
      <style:paragraph-properties fo:text-align="start" style:justify-single-word="false"/>
      <style:text-properties style:font-name="CourierNewPSMT" fo:font-size="10pt" style:font-size-asian="10pt" style:font-size-complex="10pt"/>
    </style:style>
    <style:style style:name="P40" style:family="paragraph" style:parent-style-name="Standard">
      <style:paragraph-properties fo:text-align="start" style:justify-single-word="false"/>
      <style:text-properties style:font-name="CourierNewPSMT" fo:font-size="10pt" officeooo:paragraph-rsid="002316c3" style:font-size-asian="10pt" style:font-size-complex="10pt"/>
    </style:style>
    <style:style style:name="P41" style:family="paragraph" style:parent-style-name="Standard">
      <style:paragraph-properties fo:text-align="start" style:justify-single-word="false"/>
      <style:text-properties style:font-name="LiberationSerif" fo:font-size="10pt" style:font-size-asian="10pt" style:font-size-complex="10pt"/>
    </style:style>
    <style:style style:name="P42" style:family="paragraph" style:parent-style-name="Standard">
      <style:paragraph-properties fo:text-align="start" style:justify-single-word="false"/>
      <style:text-properties style:font-name="LiberationSerif" fo:font-size="10pt" officeooo:paragraph-rsid="002316c3" style:font-size-asian="10pt" style:font-size-complex="10pt"/>
    </style:style>
    <style:style style:name="P43" style:family="paragraph" style:parent-style-name="Standard">
      <style:paragraph-properties fo:text-align="start" style:justify-single-word="false"/>
      <style:text-properties style:font-name="TimesNewRomanPSMT" fo:font-size="10pt" style:font-size-asian="10pt" style:font-size-complex="10pt"/>
    </style:style>
    <style:style style:name="P44" style:family="paragraph" style:parent-style-name="Standard">
      <style:paragraph-properties fo:break-before="page"/>
      <style:text-properties fo:color="#000000" loext:opacity="100%" style:text-outline="false" style:text-line-through-style="none" style:text-line-through-type="none" style:text-position="0% 100%" style:font-name="Arial1" fo:font-size="16pt" fo:font-style="normal" fo:text-shadow="none"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P45" style:family="paragraph" style:parent-style-name="Standard">
      <style:paragraph-properties fo:break-before="page"/>
      <style:text-properties fo:color="#000000" loext:opacity="100%" style:text-outline="false" style:text-line-through-style="none" style:text-line-through-type="none" style:text-position="0% 100%" style:font-name="Arial1" fo:font-size="16pt" fo:font-style="normal" fo:text-shadow="none" style:text-underline-style="none" fo:font-weight="bold" officeooo:paragraph-rsid="0024e281" style:font-name-asian="Courier New1" style:font-size-asian="16pt" style:font-style-asian="normal" style:font-weight-asian="bold" style:font-name-complex="Courier New1" style:font-size-complex="16pt" style:font-style-complex="normal" style:font-weight-complex="bold"/>
    </style:style>
    <style:style style:name="P46" style:family="paragraph" style:parent-style-name="Standard">
      <style:paragraph-properties fo:break-before="page"/>
      <style:text-properties fo:color="#000000" loext:opacity="100%" style:text-outline="false" style:text-line-through-style="none" style:text-line-through-type="none" style:text-position="0% 100%" style:font-name="Arial1" fo:font-size="12pt" fo:font-style="normal" fo:text-shadow="none"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P47" style:family="paragraph" style:parent-style-name="Standard">
      <style:paragraph-properties fo:break-before="page"/>
      <style:text-properties fo:color="#000000" loext:opacity="100%" style:text-outline="false" style:text-line-through-style="none" style:text-line-through-type="none" style:text-position="0% 100%" style:font-name="Arial1" fo:font-size="12pt" fo:font-style="normal" fo:text-shadow="none" style:text-underline-style="none" fo:font-weight="bold" officeooo:rsid="0022daf8" officeooo:paragraph-rsid="00207825" style:font-name-asian="Courier New1" style:font-size-asian="12pt" style:font-style-asian="normal" style:font-weight-asian="bold" style:font-name-complex="Courier New1" style:font-size-complex="12pt" style:font-style-complex="normal" style:font-weight-complex="bold"/>
    </style:style>
    <style:style style:name="P48" style:family="paragraph" style:parent-style-name="Standard">
      <style:paragraph-properties fo:break-before="page"/>
      <style:text-properties style:text-position="0% 100%" style:font-name="Arial1" fo:font-size="16pt" fo:font-style="normal" fo:font-weight="bold" style:font-size-asian="16pt" style:font-style-asian="normal" style:font-weight-asian="bold" style:font-size-complex="16pt" style:font-style-complex="normal" style:font-weight-complex="bold"/>
    </style:style>
    <style:style style:name="P49" style:family="paragraph" style:parent-style-name="Standard">
      <style:paragraph-properties fo:break-before="page"/>
      <style:text-properties style:text-position="0% 100%" style:font-name="Arial1" fo:font-size="16pt" fo:font-style="normal" fo:font-weight="bold" officeooo:paragraph-rsid="00207825" style:font-size-asian="16pt" style:font-style-asian="normal" style:font-weight-asian="bold" style:font-size-complex="16pt" style:font-style-complex="normal" style:font-weight-complex="bold"/>
    </style:style>
    <style:style style:name="P50" style:family="paragraph" style:parent-style-name="Standard">
      <style:paragraph-properties fo:break-before="page"/>
      <style:text-properties style:text-position="0% 100%" style:font-name="Arial" fo:font-size="16pt" fo:font-style="normal" fo:font-weight="bold" officeooo:paragraph-rsid="00207825" style:font-size-asian="16pt" style:font-style-asian="normal" style:font-weight-asian="bold" style:font-size-complex="16pt" style:font-style-complex="normal" style:font-weight-complex="bold"/>
    </style:style>
    <style:style style:name="P51" style:family="paragraph" style:parent-style-name="Table_20_Contents">
      <style:text-properties style:font-name="Courier New1" fo:font-size="10pt" style:font-name-asian="Courier New1" style:font-size-asian="10pt" style:font-name-complex="Courier New1" style:font-size-complex="10pt"/>
    </style:style>
    <style:style style:name="P52" style:family="paragraph" style:parent-style-name="Table_20_Contents">
      <style:text-properties style:font-name="Courier New1" fo:font-size="10pt" fo:font-weight="bold" style:font-name-asian="Courier New1" style:font-size-asian="10pt" style:font-weight-asian="bold" style:font-name-complex="Courier New1" style:font-size-complex="10pt" style:font-weight-complex="bold"/>
    </style:style>
    <style:style style:name="P53" style:family="paragraph" style:parent-style-name="Table_20_Contents">
      <style:text-properties style:font-name="Courier New1" fo:font-size="10pt" fo:font-weight="bold" officeooo:rsid="0021bd60" officeooo:paragraph-rsid="00207825" style:font-size-asian="10pt" style:font-weight-asian="bold" style:font-size-complex="10pt" style:font-weight-complex="bold"/>
    </style:style>
    <style:style style:name="P54" style:family="paragraph" style:parent-style-name="Table_20_Contents">
      <style:text-properties style:font-name="Courier New1" fo:font-size="10pt" style:text-underline-style="solid" style:text-underline-width="auto" style:text-underline-color="font-color" fo:font-weight="bold" officeooo:rsid="0021bd60" officeooo:paragraph-rsid="00207825" style:font-size-asian="10pt" style:font-weight-asian="bold" style:font-size-complex="10pt" style:font-weight-complex="bold"/>
    </style:style>
    <style:style style:name="P55" style:family="paragraph" style:parent-style-name="Table_20_Contents">
      <style:text-properties fo:color="#000000" loext:opacity="100%" style:text-outline="false" style:text-line-through-style="none" style:text-line-through-type="none" style:text-position="0% 100%" style:font-name="Courier New1"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56" style:family="paragraph" style:parent-style-name="Table_20_Contents">
      <style:text-properties fo:color="#000000" loext:opacity="100%" style:text-outline="false" style:text-line-through-style="none" style:text-line-through-type="none" style:text-position="0% 100%" style:font-name="Arial1"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57" style:family="paragraph" style:parent-style-name="Text_20_body">
      <style:paragraph-properties fo:margin-left="0in" fo:margin-right="-0.0201in" fo:margin-top="0in" fo:margin-bottom="0in" style:contextual-spacing="false" fo:text-indent="0in" style:auto-text-indent="false"/>
      <style:text-properties style:font-name="Courier New" fo:font-size="10pt"/>
    </style:style>
    <style:style style:name="P58" style:family="paragraph" style:parent-style-name="Standard" style:list-style-name="L1">
      <style:text-properties style:text-position="0% 100%" style:font-name="Arial1" fo:font-size="10pt" fo:font-style="normal" fo:font-weight="normal" style:font-size-asian="10pt" style:font-style-asian="normal" style:font-weight-asian="normal" style:font-size-complex="10pt" style:font-style-complex="normal" style:font-weight-complex="normal"/>
    </style:style>
    <style:style style:name="P59" style:family="paragraph" style:parent-style-name="Standard" style:list-style-name="L2">
      <style:text-properties fo:color="#000000" loext:opacity="100%" style:text-outline="false" style:text-line-through-style="none" style:text-line-through-type="none" style:text-position="0% 100%" style:font-name="Arial1"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60" style:family="paragraph" style:parent-style-name="Standard" style:list-style-name="L3">
      <style:paragraph-properties fo:text-align="start" style:justify-single-word="false"/>
      <style:text-properties style:font-name="Arial" fo:font-size="10pt" officeooo:paragraph-rsid="00207825" style:font-size-asian="10pt" style:font-size-complex="10pt"/>
    </style:style>
    <style:style style:name="P61" style:family="paragraph" style:parent-style-name="Standard" style:list-style-name="L4">
      <style:paragraph-properties fo:text-align="start" style:justify-single-word="false"/>
      <style:text-properties fo:font-size="10pt" style:font-size-asian="10pt" style:font-size-complex="10pt"/>
    </style:style>
    <style:style style:name="P62" style:family="paragraph" style:parent-style-name="Standard" style:list-style-name="L5">
      <style:paragraph-properties fo:text-align="start" style:justify-single-word="false"/>
      <style:text-properties fo:font-size="10pt" officeooo:paragraph-rsid="00207825" style:font-size-asian="10pt" style:font-size-complex="10pt"/>
    </style:style>
    <style:style style:name="P63" style:family="paragraph" style:parent-style-name="Standard" style:list-style-name="L6">
      <style:paragraph-properties fo:text-align="start" style:justify-single-word="false"/>
      <style:text-properties fo:font-size="10pt" style:font-size-asian="10pt" style:font-size-complex="10pt"/>
    </style:style>
    <style:style style:name="P64" style:family="paragraph">
      <style:paragraph-properties fo:text-align="center"/>
    </style:style>
    <style:style style:name="P65" style:family="paragraph">
      <loext:graphic-properties draw:opacity="0%"/>
      <style:paragraph-properties fo:text-align="center" style:writing-mode="lr-tb"/>
    </style:style>
    <style:style style:name="P66" style:family="paragraph">
      <loext:graphic-properties draw:fill="none" draw:fill-color="#ffffff"/>
      <style:paragraph-properties style:writing-mode="lr-tb"/>
      <style:text-properties fo:font-size="12pt"/>
    </style:style>
    <style:style style:name="P67" style:family="paragraph">
      <loext:graphic-properties draw:opacity="0%"/>
      <style:paragraph-properties fo:text-align="center"/>
    </style:style>
    <style:style style:name="P68" style:family="paragraph">
      <loext:graphic-properties draw:opacity="0%"/>
      <style:paragraph-properties fo:text-align="center" style:writing-mode="lr-tb"/>
      <style:text-properties style:font-name="Arial1"/>
    </style:style>
    <style:style style:name="P69" style:family="paragraph">
      <loext:graphic-properties draw:opacity="0%"/>
      <style:paragraph-properties fo:text-align="center" style:writing-mode="lr-tb"/>
      <style:text-properties style:font-name="Courier New1"/>
    </style:style>
    <style:style style:name="T1" style:family="text">
      <style:text-properties officeooo:rsid="000d2843"/>
    </style:style>
    <style:style style:name="T2" style:family="text">
      <style:text-properties officeooo:rsid="0011d996"/>
    </style:style>
    <style:style style:name="T3" style:family="text">
      <style:text-properties style:font-name="Courier New1"/>
    </style:style>
    <style:style style:name="T4" style:family="text">
      <style:text-properties style:font-name="Courier New1" fo:font-style="italic" style:font-style-asian="italic" style:font-style-complex="italic"/>
    </style:style>
    <style:style style:name="T5" style:family="text">
      <style:text-properties style:font-name="Courier New1" fo:font-size="16pt" fo:font-weight="bold" style:font-size-asian="16pt" style:font-weight-asian="bold" style:font-size-complex="16pt" style:font-weight-complex="bold"/>
    </style:style>
    <style:style style:name="T6" style:family="text">
      <style:text-properties style:font-name="Courier New1" fo:font-weight="normal" style:font-weight-asian="normal" style:font-weight-complex="normal"/>
    </style:style>
    <style:style style:name="T7" style:family="text">
      <style:text-properties style:font-name="Courier New1" fo:font-weight="bold" style:font-weight-asian="bold" style:font-weight-complex="bold"/>
    </style:style>
    <style:style style:name="T8" style:family="text">
      <style:text-properties style:font-name="Courier New1" fo:font-weight="bold" officeooo:rsid="0024e281" style:font-weight-asian="bold" style:font-weight-complex="bold"/>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text-position="sub 58%"/>
    </style:style>
    <style:style style:name="T15" style:family="text">
      <style:text-properties style:font-name="Arial1" style:font-name-asian="Arial1" style:font-name-complex="Arial1"/>
    </style:style>
    <style:style style:name="T16" style:family="text">
      <style:text-properties style:text-position="super 58%"/>
    </style:style>
    <style:style style:name="T17" style:family="text">
      <style:text-properties officeooo:rsid="000ea1f1"/>
    </style:style>
    <style:style style:name="T18" style:family="text">
      <style:text-properties officeooo:rsid="00107a86"/>
    </style:style>
    <style:style style:name="T19" style:family="text">
      <style:text-properties officeooo:rsid="0012f14c"/>
    </style:style>
    <style:style style:name="T20" style:family="text">
      <style:text-properties officeooo:rsid="0014c499"/>
    </style:style>
    <style:style style:name="T21" style:family="text">
      <style:text-properties officeooo:rsid="00162fb2"/>
    </style:style>
    <style:style style:name="T22" style:family="text">
      <style:text-properties officeooo:rsid="00175e8f"/>
    </style:style>
    <style:style style:name="T23" style:family="text">
      <style:text-properties officeooo:rsid="00194484"/>
    </style:style>
    <style:style style:name="T24" style:family="text">
      <style:text-properties officeooo:rsid="001af511"/>
    </style:style>
    <style:style style:name="T25" style:family="text">
      <style:text-properties officeooo:rsid="001b9882"/>
    </style:style>
    <style:style style:name="T26" style:family="text">
      <style:text-properties officeooo:rsid="001c8f84"/>
    </style:style>
    <style:style style:name="T27" style:family="text">
      <style:text-properties officeooo:rsid="001f7352"/>
    </style:style>
    <style:style style:name="T28" style:family="text">
      <style:text-properties officeooo:rsid="002019ee"/>
    </style:style>
    <style:style style:name="T29" style:family="text">
      <style:text-properties officeooo:rsid="00207825"/>
    </style:style>
    <style:style style:name="T30" style:family="text">
      <style:text-properties style:text-position="0% 100%" fo:font-style="normal" fo:font-weight="normal" style:font-style-asian="normal" style:font-weight-asian="normal" style:font-style-complex="normal" style:font-weight-complex="normal"/>
    </style:style>
    <style:style style:name="T31" style:family="text">
      <style:text-properties style:text-position="0% 100%" fo:font-size="16pt" fo:font-style="normal" fo:font-weight="bold" style:font-size-asian="16pt" style:font-style-asian="normal" style:font-weight-asian="bold" style:font-size-complex="16pt" style:font-style-complex="normal" style:font-weight-complex="bold"/>
    </style:style>
    <style:style style:name="T32" style:family="text">
      <style:text-properties style:font-name="LiberationSerif"/>
    </style:style>
    <style:style style:name="T33" style:family="text">
      <style:text-properties style:font-name="CourierNewPSMT"/>
    </style:style>
    <style:style style:name="T34" style:family="text">
      <style:text-properties fo:color="#000000" loext:opacity="100%" style:text-outline="false" style:text-line-through-style="none" style:text-line-through-type="none" style:text-position="0% 100%" style:font-name="CourierNewPSMT" fo:font-style="normal" fo:text-shadow="none" style:text-underline-style="none" fo:font-weight="normal" officeooo:rsid="0022daf8" style:font-name-asian="Courier New1" style:font-style-asian="normal" style:font-weight-asian="normal" style:font-name-complex="Courier New1" style:font-style-complex="normal" style:font-weight-complex="normal"/>
    </style:style>
    <style:style style:name="T35" style:family="text">
      <style:text-properties fo:color="#000000" loext:opacity="100%" style:text-outline="false" style:text-line-through-style="none" style:text-line-through-type="none" style:text-position="0% 100%" style:font-name="Arial" fo:font-style="normal" fo:text-shadow="none" style:text-underline-style="none" fo:font-weight="normal" officeooo:rsid="0022daf8" style:font-name-asian="Courier New1" style:font-style-asian="normal" style:font-weight-asian="normal" style:font-name-complex="Courier New1" style:font-style-complex="normal" style:font-weight-complex="normal"/>
    </style:style>
    <style:style style:name="T36" style:family="text">
      <style:text-properties fo:color="#000000" loext:opacity="100%" style:text-outline="false" style:text-line-through-style="none" style:text-line-through-type="none" style:text-position="0% 100%" fo:font-style="normal" fo:text-shadow="none" style:text-underline-style="none" fo:font-weight="normal" officeooo:rsid="0022daf8" style:font-name-asian="Courier New1" style:font-style-asian="normal" style:font-weight-asian="normal" style:font-name-complex="Courier New1" style:font-style-complex="normal" style:font-weight-complex="normal"/>
    </style:style>
    <style:style style:name="T37" style:family="text">
      <style:text-properties style:font-name="Arial"/>
    </style:style>
    <style:style style:name="T38" style:family="text">
      <style:text-properties style:font-name="Courier New2"/>
    </style:style>
    <style:style style:name="T39" style:family="text">
      <style:text-properties style:font-name="Courier New2" officeooo:rsid="0028969d"/>
    </style:style>
    <style:style style:name="T40" style:family="text">
      <style:text-properties officeooo:rsid="00250a48"/>
    </style:style>
    <style:style style:name="T41" style:family="text">
      <style:text-properties officeooo:rsid="0028969d"/>
    </style:style>
    <style:style style:name="T42" style:family="text">
      <style:text-properties officeooo:rsid="0028e942"/>
    </style:style>
    <style:style style:name="T43" style:family="text">
      <style:text-properties style:font-name="Arial1"/>
    </style:style>
    <style:style style:name="T44" style:family="text">
      <style:text-properties fo:font-size="12pt"/>
    </style:style>
    <style:style style:name="T45" style:family="text">
      <style:text-properties style:font-name="Arial1" fo:font-weight="bold"/>
    </style:style>
    <style:style style:name="T46" style:family="text">
      <style:text-properties style:font-name="Arial1" fo:font-size="16pt"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ff0000" draw:marker-start-width="0.2in" draw:marker-end="Arrow" draw:marker-end-width="0.1201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402in" draw:marker-start-width="0.2in" draw:marker-end-width="0.2in"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7. <text:span text:style-name="T18">1D </text:span>Arrays</text:p>
      <text:p text:style-name="P4"/>
      <text:p text:style-name="P4"/>
      <text:p text:style-name="P5">Objectives</text:p>
      <text:list xml:id="list3397678244" text:style-name="L1">
        <text:list-item>
          <text:p text:style-name="P58">Declare an array</text:p>
        </text:list-item>
        <text:list-item>
          <text:p text:style-name="P58">Declare and initializ<text:span text:style-name="T19">e</text:span> an array with or without a size</text:p>
        </text:list-item>
        <text:list-item>
          <text:p text:style-name="P58">Access an element of an array using the <text:span text:style-name="T3">[]</text:span> operator</text:p>
        </text:list-item>
        <text:list-item>
          <text:p text:style-name="P58">Loop over the elements of an array</text:p>
        </text:list-item>
      </text:list>
      <text:p text:style-name="P24"/>
      <text:p text:style-name="P24"/>
      <text:p text:style-name="P48">Subscripts</text:p>
      <text:p text:style-name="P24"/>
      <text:p text:style-name="P24">Suppose you have the following code:</text:p>
      <text:p text:style-name="P24"/>
      <text:p text:style-name="P31"><text:tab/>int x = 0, y = 0, z = 0;</text:p>
      <text:p text:style-name="P31"><text:tab/>std::cin &gt;&gt; x;</text:p>
      <text:p text:style-name="P31"><text:tab/>std::cin &gt;&gt; y;</text:p>
      <text:p text:style-name="P31"><text:tab/>std::cin &gt;&gt; z;</text:p>
      <text:p text:style-name="P31"/>
      <text:p text:style-name="P24">Note that you're doing the <text:span text:style-name="T11">same thing</text:span> to three variables. There's a C++ concept that allows you (more or less) to say</text:p>
      <text:p text:style-name="P24"/>
      <text:p text:style-name="P24"><text:tab/>loop through variables x, y, z and perform input for each</text:p>
      <text:p text:style-name="P24"/>
      <text:p text:style-name="P24">This sure looks like a loop.</text:p>
      <text:p text:style-name="P24"/>
      <text:p text:style-name="P24">To implement this idea, C++ uses the concept of a subscript. You have already seen this in your math classes: <text:span text:style-name="T20">S</text:span>u<text:span text:style-name="T20">p</text:span>pose one of your math instructor<text:span text:style-name="T20">s</text:span> ha<text:span text:style-name="T20">s</text:span> variable<text:span text:style-name="T20">s</text:span> x<text:span text:style-name="T14">0</text:span>, x<text:span text:style-name="T14">1</text:span>, x<text:span text:style-name="T14">2</text:span>, and x<text:span text:style-name="T14">3</text:span>. <text:span text:style-name="T20">H</text:span>e/she <text:span text:style-name="T20">might</text:span> <text:span text:style-name="T20">write </text:span>the <text:span text:style-name="T20">following on the board</text:span>: “For each x<text:span text:style-name="T14">i</text:span> with i = 0, 1, 2, 3, we want to let x<text:span text:style-name="T14">i <text:s/></text:span>be 42.”</text:p>
      <text:p text:style-name="P24"/>
      <text:p text:style-name="P24">It's the same idea. Your instructor wanted to do something to all the variables x<text:span text:style-name="T14">0</text:span>, x<text:span text:style-name="T14">1</text:span>, x<text:span text:style-name="T14">2</text:span>, and x<text:span text:style-name="T14">3. </text:span>But instead of say<text:span text:style-name="T21">ing</text:span> “Set x<text:span text:style-name="T14">0 <text:s/></text:span>to 42”, “Set x<text:span text:style-name="T14">1 <text:s/></text:span>to 42”, “Set x<text:span text:style-name="T14">2</text:span> to 42”, “Set x<text:span text:style-name="T14">3 <text:s/></text:span>to 42”, your math instructor was smart enough to say:“For each x<text:span text:style-name="T14">i</text:span> with i = 0, 1, 2, 3, we want to set x<text:span text:style-name="T14">i <text:s/></text:span>be 42”. He/she is basically using subscripts.</text:p>
      <text:p text:style-name="P24"/>
      <text:p text:style-name="P24">C++ supports the same way of applying operations through a bunch of variables, and not just one. </text:p>
      <text:p text:style-name="P24"/>
      <text:p text:style-name="P24">That's the concept of an <text:span text:style-name="T10">array</text:span> of values.</text:p>
      <text:p text:style-name="P44">Declaring <text:span text:style-name="T27">a</text:span>rrays</text:p>
      <text:p text:style-name="P7"/>
      <text:p text:style-name="P7">We have seen <text:span text:style-name="T21">many</text:span> type<text:span text:style-name="T21">s</text:span>: <text:span text:style-name="T3">int</text:span>, <text:span text:style-name="T3">double</text:span> (and <text:span text:style-name="T3">float</text:span>), <text:span text:style-name="T3">bool</text:span>, and <text:span text:style-name="T3">char</text:span>. These are called basic (or primitive) types. There are others.</text:p>
      <text:p text:style-name="P7"/>
      <text:p text:style-name="P7"><draw:rect text:anchor-type="paragraph" draw:z-index="0" draw:name="Shape1" draw:style-name="gr3" draw:text-style-name="P69" svg:width="2.4587in" svg:height="0.4067in" svg:x="4.9016in" svg:y="0.5445in"><text:p text:style-name="P64"><text:span text:style-name="T3">a</text:span><text:span text:style-name="T43"> is an </text:span><text:span text:style-name="T46">array</text:span><text:span text:style-name="T43"> of 3 </text:span><text:span text:style-name="T46">integers</text:span></text:p></draw:rect>Now we want to talk about creating a variable which is made up of a <text:span text:style-name="T9">collection</text:span> of <text:span text:style-name="T9">values</text:span> of the <text:span text:style-name="T9">same type</text:span>. In other words such a variable contains more than one value.</text:p>
      <text:p text:style-name="P7"/>
      <text:p text:style-name="P7"><draw:polyline text:anchor-type="paragraph" draw:z-index="2" draw:name="Shape2" draw:style-name="gr2" draw:text-style-name="P64" svg:width="4.5343in" svg:height="0.3906in" draw:transform="rotate (-3.05607152024207) translate (4.92013888888516in 0.297222222128115in)" svg:viewBox="0 0 11518 993" draw:points="0,564 10259,993 11518,0"><text:p/></draw:polyline></text:p>
      <text:p text:style-name="P7"/>
      <text:p text:style-name="P7"><draw:rect text:anchor-type="paragraph" draw:z-index="1" draw:name="Shape3" draw:style-name="gr3" draw:text-style-name="P68" svg:width="1.4795in" svg:height="0.3441in" svg:x="4.9016in" svg:y="0.0173in"><text:p text:style-name="P64"><text:span text:style-name="T43">The </text:span><text:span text:style-name="T46">size</text:span><text:span text:style-name="T43"> of </text:span><text:span text:style-name="T3">a</text:span><text:span text:style-name="T43"> is 3</text:span></text:p></draw:rect><draw:polyline text:anchor-type="paragraph" draw:z-index="3" draw:name="Shape4" draw:style-name="gr2" draw:text-style-name="P64" svg:width="4.2335in" svg:height="0.3433in" draw:transform="rotate (-3.05607152024207) translate (4.90138888888889in 0.125694444444505in)" svg:viewBox="0 0 10754 873" draw:points="0,0 9751,873 10754,323"><text:p/></draw:polyline>Try this:</text:p>
      <text:p text:style-name="P7"/>
      <table:table table:name="Table1" table:style-name="Table1">
        <table:table-column table:style-name="Table1.A"/>
        <table:table-row table:style-name="TableLine1492885799216">
          <table:table-cell table:style-name="Table1.A1" office:value-type="string">
            <text:p text:style-name="P51"><draw:rect text:anchor-type="paragraph" draw:z-index="4" draw:name="Shape5" draw:style-name="gr3" draw:text-style-name="P65" svg:width="2.3961in" svg:height="0.9067in" svg:x="4.8528in" svg:y="0.1484in"><text:p><text:span text:style-name="T43">The </text:span><text:span text:style-name="T45">index</text:span><text:span text:style-name="T43"> of this value in array </text:span></text:p><text:p><text:span text:style-name="T43">a is 0. If the size of a is 3, the </text:span></text:p><text:p><text:span text:style-name="T43">possible index values are </text:span></text:p><text:p><text:span text:style-name="T43">0, 1, and 2.</text:span></text:p></draw:rect>int a[3];</text:p>
            <text:p text:style-name="P51">a[0] = 4;</text:p>
            <text:p text:style-name="P51">a[1] = 2;</text:p>
            <text:p text:style-name="P51"><draw:polyline text:anchor-type="paragraph" draw:z-index="5" draw:name="Shape6" draw:style-name="gr2" draw:text-style-name="P64" svg:width="3.5913in" svg:height="0.274in" draw:transform="rotate (-3.05607152024207) translate (4.85277777777778in 0.0215277777777828in)" svg:viewBox="0 0 9123 697" draw:points="0,0 8121,697 9123,145"><text:p/></draw:polyline>a[2] = 42;</text:p>
            <text:p text:style-name="P51"/>
            <text:p text:style-name="P51">std::cout &lt;&lt; a[0] &lt;&lt; std::endl;</text:p>
            <text:p text:style-name="P51">int x = a[1];</text:p>
            <text:p text:style-name="P51">std::cout &lt;&lt; x &lt;&lt; std::endl; </text:p>
          </table:table-cell>
        </table:table-row>
      </table:table>
      <text:p text:style-name="P7"/>
      <text:p text:style-name="P7"><draw:rect text:anchor-type="paragraph" draw:z-index="15" draw:name="Shape7" draw:style-name="gr3" draw:text-style-name="P65" svg:width="1.1252in" svg:height="0.378in" svg:x="4.8909in" svg:y="0.0957in"><text:p><text:span text:style-name="T43">This is a[0]</text:span></text:p></draw:rect><draw:polyline text:anchor-type="paragraph" draw:z-index="16" draw:name="Shape8" draw:style-name="gr2" draw:text-style-name="P64" svg:width="3.2697in" svg:height="0.4657in" draw:transform="rotate (-3.05607152024207) translate (4.93055555555886in 0.759027777709374in)" svg:viewBox="0 0 8306 1184" draw:points="0,1184 8202,926 8306,0"><text:p/></draw:polyline>This is how you visualize an array. The following is a picture describ<text:span text:style-name="T21">ing</text:span> the memory of <text:span text:style-name="T3">main()</text:span>. Compare <text:span text:style-name="T3">a</text:span> to <text:span text:style-name="T3">x</text:span> in the picture.</text:p>
      <text:p text:style-name="P7"/>
      <text:p text:style-name="P7"><draw:rect text:anchor-type="paragraph" draw:z-index="8" draw:name="Shape9" draw:style-name="gr6" draw:text-style-name="P67" svg:width="3.313in" svg:height="1.8094in" svg:x="0.7972in" svg:y="0.0236in"><text:p/></draw:rect><draw:rect text:anchor-type="paragraph" draw:z-index="17" draw:name="Shape10" draw:style-name="gr3" draw:text-style-name="P65" svg:width="1.1252in" svg:height="0.378in" svg:x="4.8909in" svg:y="0.0555in"><text:p><text:span text:style-name="T43">This is a[1]</text:span></text:p></draw:rect></text:p>
      <text:p text:style-name="P7"><draw:polyline text:anchor-type="paragraph" draw:z-index="18" draw:name="Shape11" draw:style-name="gr2" draw:text-style-name="P64" svg:width="2.4516in" svg:height="0.2406in" draw:transform="rotate (-3.05607152024207) translate (4.89722222221972in 0.178472222171371in)" svg:viewBox="0 0 6228 612" draw:points="0,242 6188,612 6228,0"><text:p/></draw:polyline></text:p>
      <text:p text:style-name="P7"/>
      <text:p text:style-name="P7"><draw:frame text:anchor-type="paragraph" draw:z-index="9" draw:name="Shape12" draw:style-name="gr5" draw:text-style-name="P66" svg:width="0.4587in" svg:height="0.1925in" svg:x="1.0055in" svg:y="0.0673in"><draw:text-box><text:p><text:span text:style-name="T44">a</text:span></text:p></draw:text-box></draw:frame><draw:rect text:anchor-type="paragraph" draw:z-index="11" draw:name="Shape13" draw:style-name="gr4" draw:text-style-name="P65" svg:width="0.7398in" svg:height="0.3024in" svg:x="1.3075in" svg:y="0.0673in"><text:p text:style-name="P64">4</text:p></draw:rect><draw:rect text:anchor-type="paragraph" draw:z-index="13" draw:name="Shape14" draw:style-name="gr4" draw:text-style-name="P65" svg:width="0.7398in" svg:height="0.3024in" svg:x="2.0472in" svg:y="0.0673in"><text:p text:style-name="P64">2</text:p></draw:rect><draw:rect text:anchor-type="paragraph" draw:z-index="14" draw:name="Shape15" draw:style-name="gr4" draw:text-style-name="P65" svg:width="0.7398in" svg:height="0.3024in" svg:x="2.7866in" svg:y="0.0673in"><text:p text:style-name="P64">42</text:p></draw:rect></text:p>
      <text:p text:style-name="P7"><draw:line text:anchor-type="paragraph" draw:z-index="20" draw:name="Shape16" draw:style-name="gr2" draw:text-style-name="P64" svg:x1="4.8909in" svg:y1="0.437in" svg:x2="3.5264in" svg:y2="0.0516in"><text:p/></draw:line></text:p>
      <text:p text:style-name="P7"><draw:rect text:anchor-type="paragraph" draw:z-index="19" draw:name="Shape17" draw:style-name="gr3" draw:text-style-name="P65" svg:width="1.2189in" svg:height="0.378in" svg:x="4.8909in" svg:y="0.0728in"><text:p><text:span text:style-name="T43">And this is a[2]</text:span></text:p></draw:rect></text:p>
      <text:p text:style-name="P7"><draw:frame text:anchor-type="paragraph" draw:z-index="10" draw:name="Shape18" draw:style-name="gr5" draw:text-style-name="P66" svg:width="0.4587in" svg:height="0.1925in" svg:x="1.0055in" svg:y="0.1299in"><draw:text-box><text:p><text:span text:style-name="T44">x</text:span></text:p></draw:text-box></draw:frame><draw:rect text:anchor-type="paragraph" draw:z-index="12" draw:name="Shape19" draw:style-name="gr4" draw:text-style-name="P65" svg:width="0.7713in" svg:height="0.3024in" svg:x="1.3075in" svg:y="0.0673in"><text:p text:style-name="P64">2</text:p></draw:rect></text:p>
      <text:p text:style-name="P7"/>
      <text:p text:style-name="P7"/>
      <text:p text:style-name="P7"/>
      <text:p text:style-name="P7"/>
      <text:p text:style-name="P7"/>
      <text:p text:style-name="P7"/>
      <text:p text:style-name="P7">So this is how you declare an array:</text:p>
      <text:p text:style-name="P7"/>
      <text:p text:style-name="P13"><text:span text:style-name="T4"><text:s text:c="2"/>[type]</text:span><text:span text:style-name="T3"> </text:span><text:span text:style-name="T4">[array name]</text:span><text:span text:style-name="T3">[ </text:span><text:span text:style-name="T4">[size]</text:span><text:span text:style-name="T3"> ];</text:span></text:p>
      <text:p text:style-name="P15"/>
      <text:p text:style-name="P7">As a programmer, you can think of <text:span text:style-name="T3">a[0]</text:span>, <text:span text:style-name="T3">a[1]</text:span>, <text:span text:style-name="T3">a[2]</text:span> as integer variables inside the array variable <text:span text:style-name="T3">a</text:span>. But really <text:span text:style-name="T3">a</text:span> itself is the variable. </text:p>
      <text:p text:style-name="P7"/>
      <text:p text:style-name="P7">WATCHOUT! There are <text:span text:style-name="T9">two uses of </text:span><text:span text:style-name="T5">[]</text:span>. During the declaration of the array it is used to specify the <text:span text:style-name="T9">size</text:span> of the array. When accessing a value of the array, <text:span text:style-name="T3">[]</text:span> is used to specify the <text:span text:style-name="T9">index</text:span> of the value. Make sure you see the difference!</text:p>
      <text:p text:style-name="P7"/>
      <text:p text:style-name="P7"><text:soft-page-break/>Although I'm calling <text:span text:style-name="T3">a[0]</text:span>, <text:span text:style-name="T3">a[1]</text:span>, and <text:span text:style-name="T3">a[2]</text:span> the values into array <text:span text:style-name="T3">a</text:span>, you <text:s/>can <text:span text:style-name="T9">think of them as integer variables</text:span>. Therefore you <text:span text:style-name="T10">do</text:span> know how to use them.</text:p>
      <text:p text:style-name="P7"/>
      <text:p text:style-name="P7">You might say: “Well what's the point? Can't we just use three variable<text:span text:style-name="T22">s</text:span> such as <text:span text:style-name="T3">x</text:span>, <text:span text:style-name="T3">y</text:span>, and <text:span text:style-name="T3">z</text:span> instead of <text:span text:style-name="T3">a[0]</text:span>, <text:span text:style-name="T3">a[1]</text:span>, and <text:span text:style-name="T3">a[2]</text:span>???” Don't worry we'll come to that very soon.</text:p>
      <text:p text:style-name="P7"/>
      <text:p text:style-name="P7"/>
      <text:p text:style-name="P7"><text:span text:style-name="T12">Exercise.</text:span> Add two lines of code to the above code segment. First assign the sum of <text:span text:style-name="T3">a[0]</text:span> and <text:span text:style-name="T3">a[1]</text:span> to <text:span text:style-name="T3">a[2]</text:span>. Second print <text:span text:style-name="T3">a[2]</text:span>. </text:p>
      <text:p text:style-name="P7"/>
      <text:p text:style-name="P7"/>
      <text:p text:style-name="P12">Exercise.<text:span text:style-name="T13"> Declare an array </text:span><text:span text:style-name="T6">b</text:span><text:span text:style-name="T13"> of 4 </text:span>doubles<text:span text:style-name="T13">. Set </text:span><text:span text:style-name="T6">b[0]</text:span><text:span text:style-name="T13"> to </text:span><text:span text:style-name="T6">3.1</text:span><text:span text:style-name="T13">, </text:span><text:span text:style-name="T6">b[1]</text:span><text:span text:style-name="T13"> to </text:span><text:span text:style-name="T6">3.14</text:span><text:span text:style-name="T13">, </text:span><text:span text:style-name="T6">b[2]</text:span><text:span text:style-name="T13"> to </text:span><text:span text:style-name="T6">3.141</text:span><text:span text:style-name="T13">, and </text:span><text:span text:style-name="T6">b[3]</text:span><text:span text:style-name="T13"> to </text:span><text:span text:style-name="T6">3.1415</text:span><text:span text:style-name="T13">. Compute and display the average of all the values in </text:span><text:span text:style-name="T6">b</text:span><text:span text:style-name="T13">.</text:span></text:p>
      <text:p text:style-name="P7"/>
      <text:p text:style-name="P7"/>
      <text:p text:style-name="P7"><text:span text:style-name="T12">Exercise.</text:span> Declare an array <text:span text:style-name="T3">prime</text:span> of 5 <text:span text:style-name="T17">booleans</text:span>. Set <text:span text:style-name="T3">prime[0]</text:span> to <text:span text:style-name="T3">true</text:span> if 0 is a prime, otherwise set <text:span text:style-name="T3">prime[0]</text:span> to <text:span text:style-name="T3">false</text:span>. Set <text:span text:style-name="T3">prime[1]</text:span> to <text:span text:style-name="T3">true</text:span> if 1 is a prime, otherwise set <text:span text:style-name="T3">prime[1]</text:span> to <text:span text:style-name="T3">false</text:span>. Etc. Print all the values in <text:span text:style-name="T3">prime</text:span> starting with the value at index 0 with consecutive values separated by a space. (You should see two 1's.)</text:p>
      <text:p text:style-name="P7"/>
      <text:p text:style-name="P44">Declaring an <text:span text:style-name="T27">a</text:span>rray with <text:span text:style-name="T27">i</text:span>nitialization</text:p>
      <text:p text:style-name="P7"><draw:rect text:anchor-type="paragraph" draw:z-index="6" draw:name="Shape20" draw:style-name="gr3" draw:text-style-name="P65" svg:width="2.698in" svg:height="0.3276in" svg:x="4.7764in" svg:y="0.0791in"><text:p><text:span text:style-name="T3">{4, 2, 42}</text:span><text:span text:style-name="T43"> is called an initializer</text:span></text:p></draw:rect></text:p>
      <text:p text:style-name="P7"><draw:polyline text:anchor-type="paragraph" draw:z-index="7" draw:name="Shape21" draw:style-name="gr2" draw:text-style-name="P64" svg:width="3.4669in" svg:height="0.263in" draw:transform="rotate (-3.05607152024207) translate (4.77638888888889in 0.0777777777777778in)" svg:viewBox="0 0 8807 669" draw:points="0,0 7803,669 8807,106"><text:p/></draw:polyline>Try this:</text:p>
      <text:p text:style-name="P7"/>
      <table:table table:name="Table2" table:style-name="Table2">
        <table:table-column table:style-name="Table2.A"/>
        <table:table-row table:style-name="TableLine1492885859056">
          <table:table-cell table:style-name="Table2.A1" office:value-type="string">
            <text:p text:style-name="P51">int a[3] = {4, 2, 42};</text:p>
            <text:p text:style-name="P51"/>
            <text:p text:style-name="P51">std::cout &lt;&lt; a[0] &lt;&lt; std::endl;</text:p>
            <text:p text:style-name="P51">int x = a[1];</text:p>
            <text:p text:style-name="P51">std::cout &lt;&lt; x &lt;&lt; std::endl; </text:p>
          </table:table-cell>
        </table:table-row>
      </table:table>
      <text:p text:style-name="P7"/>
      <text:p text:style-name="P7">This declares <text:span text:style-name="T3">a</text:span> as an array of 3 integers and initialize <text:span text:style-name="T3">a[0]</text:span> to 4, <text:span text:style-name="T3">a[1]</text:span> to 2, and <text:span text:style-name="T3">a[2]</text:span> to 42.</text:p>
      <text:p text:style-name="P7"/>
      <text:p text:style-name="P7"/>
      <text:p text:style-name="P7"><text:span text:style-name="T12">Exercise.</text:span> What if you declare an integer array without initialization and immediately print all the values in the array. What do you think you will get? Test it out with your compiler.</text:p>
      <text:p text:style-name="P7"/>
      <text:p text:style-name="P7"/>
      <text:p text:style-name="P7">You can partially initialize an integer array. Uninitialized values will be automatically initialized to zero.</text:p>
      <text:p text:style-name="P7"/>
      <table:table table:name="Table3" table:style-name="Table3">
        <table:table-column table:style-name="Table3.A"/>
        <table:table-row table:style-name="TableLine1492885874560">
          <table:table-cell table:style-name="Table3.A1" office:value-type="string">
            <text:p text:style-name="P51">int a[3] = {4};</text:p>
            <text:p text:style-name="P51"/>
            <text:p text:style-name="P51">std::cout &lt;&lt; a[1] &lt;&lt; std::endl; </text:p>
          </table:table-cell>
        </table:table-row>
      </table:table>
      <text:p text:style-name="P7"/>
      <text:p text:style-name="P7">If on the other hand <text:span text:style-name="T3">a</text:span> is an array of <text:span text:style-name="T3">doubles</text:span>, then the uninitialized values are set to 0.0.</text:p>
      <text:p text:style-name="P7"/>
      <text:p text:style-name="P7">You can also declare an array <text:span text:style-name="T9">without specifying the size</text:span> if you have an initializer. In that case the size will be the number of values in the initializer:</text:p>
      <text:p text:style-name="P7"/>
      <table:table table:name="Table4" table:style-name="Table4">
        <table:table-column table:style-name="Table4.A"/>
        <table:table-row table:style-name="TableLine1492885872384">
          <table:table-cell table:style-name="Table4.A1" office:value-type="string">
            <text:p text:style-name="P51">double a[] = {1.1, 3.3, 5.5, 7.7}; </text:p>
          </table:table-cell>
        </table:table-row>
      </table:table>
      <text:p text:style-name="P7"/>
      <text:p text:style-name="P7">In the above example a is an array of four doubles. In other words the above statement is the same as this:</text:p>
      <text:p text:style-name="P7"/>
      <table:table table:name="Table14" table:style-name="Table14">
        <table:table-column table:style-name="Table14.A"/>
        <table:table-row table:style-name="TableLine1492885878368">
          <table:table-cell table:style-name="Table14.A1" office:value-type="string">
            <text:p text:style-name="P51">double a[4] = {1.1, 3.3, 5.5, 7.7}; </text:p>
          </table:table-cell>
        </table:table-row>
      </table:table>
      <text:p text:style-name="P7"/>
      <text:p text:style-name="P7"/>
      <text:p text:style-name="P13"/>
      <text:p text:style-name="P44">Gotchas</text:p>
      <text:p text:style-name="P7"/>
      <text:p text:style-name="P7">Here are some gotchas.</text:p>
      <text:p text:style-name="P7"/>
      <text:p text:style-name="P7"><text:span text:style-name="T12">Exercise.</text:span> Correct this statement which declare<text:span text:style-name="T42">s</text:span> an array <text:span text:style-name="T3">x</text:span> of four doubles.</text:p>
      <table:table table:name="Table13" table:style-name="Table13">
        <table:table-column table:style-name="Table13.A"/>
        <table:table-row table:style-name="TableLine1492885878640">
          <table:table-cell table:style-name="Table13.A1" office:value-type="string">
            <text:p text:style-name="P51">double[4] x;</text:p>
          </table:table-cell>
        </table:table-row>
      </table:table>
      <text:p text:style-name="P7"/>
      <text:p text:style-name="P7"/>
      <text:p text:style-name="P7"><text:span text:style-name="T12">Exercise.</text:span> Does this work? Correct it!</text:p>
      <table:table table:name="Table5" table:style-name="Table5">
        <table:table-column table:style-name="Table5.A"/>
        <table:table-row table:style-name="TableLine1492885871024">
          <table:table-cell table:style-name="Table5.A1" office:value-type="string">
            <text:p text:style-name="P51">double a[4];</text:p>
            <text:p text:style-name="P51">a = {1.1, 3.3, 5.5, 7.7};</text:p>
          </table:table-cell>
        </table:table-row>
      </table:table>
      <text:p text:style-name="P7"/>
      <text:p text:style-name="P7"/>
      <text:p text:style-name="P7"><text:span text:style-name="T12">Exercise.</text:span> Does this work?</text:p>
      <table:table table:name="Table10" table:style-name="Table10">
        <table:table-column table:style-name="Table10.A"/>
        <table:table-row table:style-name="TableLine1492885863680">
          <table:table-cell table:style-name="Table10.A1" office:value-type="string">
            <text:p text:style-name="P51">int size;</text:p>
            <text:p text:style-name="P51">std::cout &lt;&lt; "how many integers in the array? ";</text:p>
            <text:p text:style-name="P51">std::cin &gt;&gt; size;</text:p>
            <text:p text:style-name="P51"/>
            <text:p text:style-name="P51">int a[size] = {0};</text:p>
          </table:table-cell>
        </table:table-row>
      </table:table>
      <text:p text:style-name="P7"/>
      <text:p text:style-name="P7">POINT: _____________________</text:p>
      <text:p text:style-name="P7"/>
      <text:p text:style-name="P7"><text:span text:style-name="T12">Exercise.</text:span> (Assignment operator) Does this work?</text:p>
      <table:table table:name="Table26" table:style-name="Table26">
        <table:table-column table:style-name="Table26.A"/>
        <table:table-row table:style-name="TableLine1492885863952">
          <table:table-cell table:style-name="Table26.A1" office:value-type="string">
            <text:p text:style-name="P51">bool a[4] = {true, true, false};</text:p>
            <text:p text:style-name="P51">bool b[4];</text:p>
            <text:p text:style-name="P51">b = a; // trying to copy all the values in a into b</text:p>
          </table:table-cell>
        </table:table-row>
      </table:table>
      <text:p text:style-name="P7">Correct it.</text:p>
      <text:p text:style-name="P7"/>
      <text:p text:style-name="P7"><text:span text:style-name="T12">Exercise.</text:span> (Output of an array) Does this work?</text:p>
      <table:table table:name="Table27" table:style-name="Table27">
        <table:table-column table:style-name="Table27.A"/>
        <table:table-row table:style-name="TableLine1492885879184">
          <table:table-cell table:style-name="Table27.A1" office:value-type="string">
            <text:p text:style-name="P51">int a[4] = {0, 1, 2, 42};</text:p>
            <text:p text:style-name="P51">std::cout &lt;&lt; a &lt;&lt; std::endl; // trying to print all <text:s/></text:p>
            <text:p text:style-name="P51"><text:s text:c="29"/>// the values in a</text:p>
          </table:table-cell>
        </table:table-row>
      </table:table>
      <text:p text:style-name="P7"/>
      <text:p text:style-name="P44">The [ ] operator</text:p>
      <text:p text:style-name="P13"/>
      <text:p text:style-name="P7">Here's an example from the previous section. </text:p>
      <text:p text:style-name="P7"/>
      <table:table table:name="Table6" table:style-name="Table6">
        <table:table-column table:style-name="Table6.A"/>
        <table:table-row table:style-name="TableLine1492885878912">
          <table:table-cell table:style-name="Table6.A1" office:value-type="string">
            <text:p text:style-name="P51">int a[3] = {4, 2, 42};</text:p>
            <text:p text:style-name="P51"/>
            <text:p text:style-name="P51">std::cout &lt;&lt; a[0] &lt;&lt; std::endl;</text:p>
            <text:p text:style-name="P51">int x = a[1];</text:p>
            <text:p text:style-name="P51">std::cout &lt;&lt; x &lt;&lt; std::endl; </text:p>
          </table:table-cell>
        </table:table-row>
      </table:table>
      <text:p text:style-name="P7"/>
      <text:p text:style-name="P7">Actually you can specify an index value using any <text:span text:style-name="T9">integer expression</text:span>. Try this:</text:p>
      <text:p text:style-name="P7"/>
      <table:table table:name="Table7" table:style-name="Table7">
        <table:table-column table:style-name="Table7.A"/>
        <table:table-row table:style-name="TableLine1492885872928">
          <table:table-cell table:style-name="Table7.A1" office:value-type="string">
            <text:p text:style-name="P51">int a[3] = {4, 2, 42};</text:p>
            <text:p text:style-name="P51"/>
            <text:p text:style-name="P51">int i = 0</text:p>
            <text:p text:style-name="P51">std::cout &lt;&lt; a[i] &lt;&lt; std::endl;</text:p>
            <text:p text:style-name="P51"/>
            <text:p text:style-name="P51">int x = a[i + 1];</text:p>
            <text:p text:style-name="P51">std::cout &lt;&lt; x &lt;&lt; std::endl; </text:p>
          </table:table-cell>
        </table:table-row>
      </table:table>
      <text:p text:style-name="P7"/>
      <text:p text:style-name="P7">In fact this is the reason why we have arrays ... Try this:</text:p>
      <text:p text:style-name="P7"/>
      <table:table table:name="Table8" table:style-name="Table8">
        <table:table-column table:style-name="Table8.A"/>
        <table:table-row table:style-name="TableLine1492885877824">
          <table:table-cell table:style-name="Table8.A1" office:value-type="string">
            <text:p text:style-name="P51">int a[3] = {4, 2, 42};</text:p>
            <text:p text:style-name="P51"/>
            <text:p text:style-name="P51">for (int i = 0; i &lt; 3; ++i)</text:p>
            <text:p text:style-name="P51">{</text:p>
            <text:p text:style-name="P51"><text:s text:c="4"/>std::cout &lt;&lt; a[i] &lt;&lt; std::endl;<text:line-break/>}</text:p>
          </table:table-cell>
        </table:table-row>
      </table:table>
      <text:p text:style-name="P7"/>
      <text:p text:style-name="P7">The following code declares an array and populates it with integers entered by the user:</text:p>
      <table:table table:name="Table9" table:style-name="Table9">
        <table:table-column table:style-name="Table9.A"/>
        <table:table-row table:style-name="TableLine1492885866944">
          <table:table-cell table:style-name="Table9.A1" office:value-type="string">
            <text:p text:style-name="P51">int y[5] = {0};</text:p>
            <text:p text:style-name="P51"/>
            <text:p text:style-name="P51">for (int i = 0; i &lt; 5; ++i)</text:p>
            <text:p text:style-name="P51">{</text:p>
            <text:p text:style-name="P51"><text:s text:c="4"/>std::cin &gt;&gt; y[i];<text:line-break/>}</text:p>
          </table:table-cell>
        </table:table-row>
      </table:table>
      <text:p text:style-name="P7"/>
      <text:p text:style-name="P7">Compare this to this code:</text:p>
      <table:table table:name="Table15" table:style-name="Table15">
        <table:table-column table:style-name="Table15.A"/>
        <table:table-row table:style-name="TableLine1492885873200">
          <table:table-cell table:style-name="Table15.A1" office:value-type="string">
            <text:p text:style-name="P51">int y0 = 0, y1 = 0, y2 = 0, y3 = 0, y4 = 0;</text:p>
            <text:p text:style-name="P51"/>
            <text:p text:style-name="P51">std::cin &gt;&gt; y0 &gt;&gt; y1 &gt;&gt; y2 &gt;&gt; y3 &gt;&gt; y4;</text:p>
          </table:table-cell>
        </table:table-row>
      </table:table>
      <text:p text:style-name="P7"/>
      <text:p text:style-name="P7">They more or less achieve the same thing, right? Now suppose instead of 5 variables, there are 1000 variables. The first version becomes:</text:p>
      <table:table table:name="Table16" table:style-name="Table16">
        <table:table-column table:style-name="Table16.A"/>
        <table:table-row table:style-name="TableLine1492885863408">
          <table:table-cell table:style-name="Table16.A1" office:value-type="string">
            <text:p text:style-name="P51">int y[1000] = {0};</text:p>
            <text:p text:style-name="P51"/>
            <text:p text:style-name="P51">for (int i = 0; i &lt; 1000; ++i)</text:p>
            <text:p text:style-name="P51"><text:soft-page-break/>{</text:p>
            <text:p text:style-name="P51"><text:s text:c="4"/>std::cin &gt;&gt; y[i];<text:line-break/>}</text:p>
          </table:table-cell>
        </table:table-row>
      </table:table>
      <text:p text:style-name="P7"/>
      <text:p text:style-name="P7">Now let's see how much time you’<text:span text:style-name="T23">d</text:span> need to modify the <text:span text:style-name="T3">std::cin</text:span> statement if you have not heard of arrays:</text:p>
      <text:p text:style-name="P7"/>
      <table:table table:name="Table20" table:style-name="Table20">
        <table:table-column table:style-name="Table20.A"/>
        <table:table-row table:style-name="TableLine1492885865040">
          <table:table-cell table:style-name="Table20.A1" office:value-type="string">
            <text:p text:style-name="P51">int y0 = 0, y1 = 0, y2 = 0, y3 = 0, y4 = 0, ...;</text:p>
            <text:p text:style-name="P51"/>
            <text:p text:style-name="P51">std::cin &gt;&gt; y0 &gt;&gt; y1 &gt;&gt; y2 &gt;&gt; y3 &gt;&gt; y4 &gt;&gt; y5 &gt;&gt; ...;</text:p>
          </table:table-cell>
        </table:table-row>
      </table:table>
      <text:p text:style-name="P7"/>
      <text:p text:style-name="P7">YIKES!!!</text:p>
      <text:p text:style-name="P7"/>
      <text:p text:style-name="P7">Get the point of arrays now?</text:p>
      <text:p text:style-name="P7"><text:line-break/>In other words previously our for-loop allows us to iteratively execute a block of statements. With the array, the for-loop allows us to execute a block of statements on one variable from a huge list of variables one at a time (if you think of an element of an array as a variable). Previous<text:span text:style-name="T23">ly</text:span> our for-loop execute<text:span text:style-name="T23">s</text:span> a bunch of statements <text:span text:style-name="T23">on</text:span> a single variable (or maybe two or three). But here we apply the same computation across a bunch of variables. POWERFUL IDEA!</text:p>
      <text:p text:style-name="P7"/>
      <text:p text:style-name="P7">In the next few sections, I'll show you how to apply this principle in different scenarios. </text:p>
      <text:p text:style-name="P7"/>
      <text:p text:style-name="P7">One final thing before I show you different uses of the array. It's always a good idea not to hardcode constants, remember? The size of an array is not an exception. Therefore</text:p>
      <table:table table:name="Table11" table:style-name="Table11">
        <table:table-column table:style-name="Table11.A"/>
        <table:table-row table:style-name="TableLine1492885877008">
          <table:table-cell table:style-name="Table11.A1" office:value-type="string">
            <text:p text:style-name="P51">int y[1000] = {0};</text:p>
            <text:p text:style-name="P51"/>
            <text:p text:style-name="P51">for (int i = 0; i &lt; 1000; ++i)</text:p>
            <text:p text:style-name="P51">{</text:p>
            <text:p text:style-name="P51"><text:s text:c="4"/>std::cin &gt;&gt; y[i];<text:line-break/>}</text:p>
          </table:table-cell>
        </table:table-row>
      </table:table>
      <text:p text:style-name="P7">should be </text:p>
      <table:table table:name="Table21" table:style-name="Table21">
        <table:table-column table:style-name="Table21.A"/>
        <table:table-row table:style-name="TableLine1492885867488">
          <table:table-cell table:style-name="Table21.A1" office:value-type="string">
            <text:p text:style-name="P51">const int SIZE = 1000;</text:p>
            <text:p text:style-name="P51">int y[SIZE] = {0};</text:p>
            <text:p text:style-name="P51"/>
            <text:p text:style-name="P51">for (int i = 0; i &lt; SIZE; ++i)</text:p>
            <text:p text:style-name="P51">{</text:p>
            <text:p text:style-name="P51"><text:s text:c="4"/>std::cin &gt;&gt; y[i];<text:line-break/>}</text:p>
          </table:table-cell>
        </table:table-row>
      </table:table>
      <text:p text:style-name="P7"/>
      <text:p text:style-name="P7">For our example in this set of notes I will not use constants for array sizes since the code is very short. But when the program is longer (such as your assignments) you should use constants.</text:p>
      <text:p text:style-name="P7"/>
      <text:p text:style-name="P7">There's another way to avoid hardcoding the size of an array. The function <text:span text:style-name="T3">sizeof()</text:span> will tell you the mount of memory used by the compute<text:span text:style-name="T23">r</text:span> to store the value of a variable. Try this:</text:p>
      <text:p text:style-name="P7"/>
      <table:table table:name="Table46" table:style-name="Table46">
        <table:table-column table:style-name="Table46.A"/>
        <text:soft-page-break/>
        <table:table-row table:style-name="TableLine1492885875920">
          <table:table-cell table:style-name="Table46.A1" office:value-type="string">
            <text:p text:style-name="P51">int x = 0;</text:p>
            <text:p text:style-name="P51">double y = 0.0;</text:p>
            <text:p text:style-name="P51">char z = 'a';</text:p>
            <text:p text:style-name="P51">int a[5] = {0};</text:p>
            <text:p text:style-name="P51"/>
            <text:p text:style-name="P51">std::cout &lt;&lt; sizeof(x) &lt;&lt; '\n'</text:p>
            <text:p text:style-name="P51"><text:s text:c="10"/>&lt;&lt; sizeof(y) &lt;&lt; '\n'</text:p>
            <text:p text:style-name="P51"><text:s text:c="10"/>&lt;&lt; sizeof(z) &lt;&lt; '\n'</text:p>
            <text:p text:style-name="P51"><text:s text:c="10"/>&lt;&lt; sizeof(a) &lt;&lt; '\n';</text:p>
            <text:p text:style-name="P51"/>
            <text:p text:style-name="P51">std::cout &lt;&lt; sizeof(int) &lt;&lt; '\n'</text:p>
            <text:p text:style-name="P51"><text:s text:c="10"/>&lt;&lt; sizeof(double) &lt;&lt; '\n'</text:p>
            <text:p text:style-name="P51"><text:s text:c="10"/>&lt;&lt; sizeof(char) &lt;&lt; '\n';</text:p>
          </table:table-cell>
        </table:table-row>
      </table:table>
      <text:p text:style-name="P17"/>
      <text:p text:style-name="P7">So here's how you can determine the number of elements in an array. Try this:</text:p>
      <table:table table:name="Table47" table:style-name="Table47">
        <table:table-column table:style-name="Table47.A"/>
        <table:table-row table:style-name="TableLine1492885875648">
          <table:table-cell table:style-name="Table47.A1" office:value-type="string">
            <text:p text:style-name="P51">int a[5] = {0};</text:p>
            <text:p text:style-name="P51">double b[10] = {0};</text:p>
            <text:p text:style-name="P51">char c[100];</text:p>
            <text:p text:style-name="P51"/>
            <text:p text:style-name="P51">std::cout &lt;&lt; sizeof(a) / sizeof(int) &lt;&lt; '\n';</text:p>
            <text:p text:style-name="P51">std::cout &lt;&lt; sizeof(b) / sizeof(double) &lt;&lt; '\n';</text:p>
            <text:p text:style-name="P51">std::cout &lt;&lt; sizeof(c) / sizeof(char) &lt;&lt; '\n';</text:p>
          </table:table-cell>
        </table:table-row>
      </table:table>
      <text:p text:style-name="P17"/>
      <text:p text:style-name="P7">Get it?</text:p>
      <text:p text:style-name="P7"/>
      <text:p text:style-name="P7">One final thing. You should NEVER use an index value outside the bound of your array. In other words if the size of your array a is 5, you MUST not access <text:span text:style-name="T3">a[5]</text:span> or <text:span text:style-name="T3">a[1000]</text:span>; you should only access <text:span text:style-name="T3">a[0]</text:span>, <text:span text:style-name="T3">a[1]</text:span>, <text:span text:style-name="T3">a[2]</text:span>, <text:span text:style-name="T3">a[3]</text:span>, and <text:span text:style-name="T3">a[4].</text:span> </text:p>
      <text:p text:style-name="P7"/>
      <text:p text:style-name="P7">As mentioned earlier in the section on gotchas, you cannot assign arrays:</text:p>
      <text:p text:style-name="P7"/>
      <text:p text:style-name="P17"><text:tab/>int a[3] = {1, 2, 3};</text:p>
      <text:p text:style-name="P17"><text:tab/>int b[3];</text:p>
      <text:p text:style-name="P17"><text:tab/>b = a;<text:tab/><text:tab/>// BAD BAD BAD!!!</text:p>
      <text:p text:style-name="P17"/>
      <text:p text:style-name="P7">This is what you have to do:</text:p>
      <text:p text:style-name="P7"/>
      <text:p text:style-name="P17"><text:tab/>int a[3] = {1, 2, 3};</text:p>
      <text:p text:style-name="P17"><text:tab/>int b[3];</text:p>
      <text:p text:style-name="P17"><text:tab/>for (int i = 0; i &lt; 3; ++i)</text:p>
      <text:p text:style-name="P17"><text:tab/>{</text:p>
      <text:p text:style-name="P17"><text:tab/> <text:s text:c="3"/>b[i] = a[i];<text:line-break/><text:tab/>}</text:p>
      <text:p text:style-name="P17"/>
      <text:p text:style-name="P17"/>
      <text:p text:style-name="P7"><text:span text:style-name="T12">Exercise.</text:span> Declare an array of 10 integers; call this array <text:span text:style-name="T3">dice</text:span>. Using a for-loop, put random integers 1 to 6 into the array. Using another for-loop, print all the values in the array. </text:p>
      <text:p text:style-name="P44">Max and <text:span text:style-name="T27">m</text:span>in of an <text:span text:style-name="T27">a</text:span>rray of <text:span text:style-name="T27">v</text:span>alues</text:p>
      <text:p text:style-name="P7"/>
      <text:p text:style-name="P7"><text:span text:style-name="T12">Exercise.</text:span> The following program computes the maximum value in variables a, b, c, d, e:</text:p>
      <text:p text:style-name="P7"/>
      <table:table table:name="Table17" table:style-name="Table17">
        <table:table-column table:style-name="Table17.A"/>
        <table:table-row table:style-name="TableLine1492885875104">
          <table:table-cell table:style-name="Table17.A1" office:value-type="string">
            <text:p text:style-name="P51">double a = 5.4;</text:p>
            <text:p text:style-name="P51">double b = 1.2;</text:p>
            <text:p text:style-name="P51">double c = 5.9;</text:p>
            <text:p text:style-name="P51">double d = 3.14;</text:p>
            <text:p text:style-name="P51">double e = 2.718;</text:p>
            <text:p text:style-name="P51"/>
            <text:p text:style-name="P51">double max = a;</text:p>
            <text:p text:style-name="P51">if (max &lt; b) max = b;</text:p>
            <text:p text:style-name="P51">if (max &lt; c) max = c;</text:p>
            <text:p text:style-name="P51">if (max &lt; d) max = d;</text:p>
            <text:p text:style-name="P51">if (max &lt; e) max = e;</text:p>
          </table:table-cell>
        </table:table-row>
        <table:table-row table:style-name="TableLine1492885876736">
          <table:table-cell table:style-name="Table17.A2" office:value-type="string">
            <text:p text:style-name="P51"/>
          </table:table-cell>
        </table:table-row>
      </table:table>
      <text:p text:style-name="P7"/>
      <text:p text:style-name="P7">We can use arrays instead:</text:p>
      <table:table table:name="Table12" table:style-name="Table12">
        <table:table-column table:style-name="Table12.A"/>
        <table:table-row table:style-name="TableLine1492885876464">
          <table:table-cell table:style-name="Table12.A1" office:value-type="string">
            <text:p text:style-name="P51">double a[] = {5.4, 1.2, 5.9, 3.14, 2.718};</text:p>
            <text:p text:style-name="P51"/>
            <text:p text:style-name="P51">double max = a[0];</text:p>
            <text:p text:style-name="P51">for (int i = 1; i &lt; 5; ++i)</text:p>
            <text:p text:style-name="P51">{</text:p>
            <text:p text:style-name="P51"><text:s text:c="4"/>if (max &lt; a[i]) max = a[i];</text:p>
            <text:p text:style-name="P51"><text:s text:c="4"/>std::cout &lt;&lt; max &lt;&lt; std::endl;<text:line-break/>}</text:p>
          </table:table-cell>
        </table:table-row>
      </table:table>
      <text:p text:style-name="P7"/>
      <text:p text:style-name="P7">If you don't see it, just unroll the for-loop.</text:p>
      <text:p text:style-name="P7"/>
      <text:p text:style-name="P7">Neat isn't it?</text:p>
      <text:p text:style-name="P7"/>
      <text:p text:style-name="P7">Of course you can also compute the minimum:</text:p>
      <table:table table:name="Table18" table:style-name="Table18">
        <table:table-column table:style-name="Table18.A"/>
        <table:table-row table:style-name="TableLine1492885890336">
          <table:table-cell table:style-name="Table18.A1" office:value-type="string">
            <text:p text:style-name="P51">double a[] = {5.4, 1.2, 5.9, 3.14, 2.718};</text:p>
            <text:p text:style-name="P51"/>
            <text:p text:style-name="P51">double min = a[0];</text:p>
            <text:p text:style-name="P51">for (int i = 1; i &lt; 5; ++i)</text:p>
            <text:p text:style-name="P51">{</text:p>
            <text:p text:style-name="P51"><text:s text:c="4"/>if (min &gt; a[i]) min = a[i];</text:p>
            <text:p text:style-name="P51"><text:s text:c="4"/>std::cout &lt;&lt; min &lt;&lt; std::endl;<text:line-break/>}</text:p>
          </table:table-cell>
        </table:table-row>
      </table:table>
      <text:p text:style-name="P7"/>
      <text:p text:style-name="P7"/>
      <text:p text:style-name="P7"/>
      <text:p text:style-name="P44">Sum of an <text:span text:style-name="T27">a</text:span>rray of <text:span text:style-name="T27">v</text:span>alues</text:p>
      <text:p text:style-name="P7"/>
      <text:p text:style-name="P7">You can easily compute the sum of the values in an array:</text:p>
      <text:p text:style-name="P7"/>
      <table:table table:name="Table19" table:style-name="Table19">
        <table:table-column table:style-name="Table19.A"/>
        <table:table-row table:style-name="TableLine1492885893328">
          <table:table-cell table:style-name="Table19.A1" office:value-type="string">
            <text:p text:style-name="P51">double a[] = {5.4, 1.2, 5.9, 3.14, 2.718};</text:p>
            <text:p text:style-name="P51"/>
            <text:p text:style-name="P51">double sum = 0.0;</text:p>
            <text:p text:style-name="P51">for (int i = 0; i &lt; 5; ++i)</text:p>
            <text:p text:style-name="P51">{</text:p>
            <text:p text:style-name="P51"><text:s text:c="4"/>sum += a[i];</text:p>
            <text:p text:style-name="P51"><text:s text:c="4"/>std::cout &lt;&lt; sum &lt;&lt; std::endl;</text:p>
            <text:p text:style-name="P51">}</text:p>
          </table:table-cell>
        </table:table-row>
      </table:table>
      <text:p text:style-name="P7"/>
      <text:p text:style-name="P7"/>
      <text:p text:style-name="P7"><text:span text:style-name="T12">Exercise.</text:span> Modify the above to so that instead of computing the sum of the values in the array a, your program computes the product of the values in the array.</text:p>
      <text:p text:style-name="P7"/>
      <text:p text:style-name="P7"/>
      <text:p text:style-name="P7"><text:span text:style-name="T12">Exercise.</text:span> Declare an array of 1,000,000 random doubles with values between 0.0 and 1.0 using the <text:span text:style-name="T3">rand()</text:span> function. If the <text:span text:style-name="T3">rand()</text:span> is a good random number generator, you would expect the average of the 1,000,000 to be close to 0.5. Compute the average of the values in the array and print it.</text:p>
      <text:p text:style-name="P7"/>
      <text:p text:style-name="P7"/>
      <text:p text:style-name="P7"><text:span text:style-name="T12">Exercise.</text:span> Declare an array of 1,000,000 random doubles with values between 0.0 and 1.0 using the <text:span text:style-name="T3">rand()</text:span> function. Compute the standard deviation of the numbers. (The formula for the standard deviation is in an earlier assignment.)</text:p>
      <text:p text:style-name="P7"/>
      <text:p text:style-name="P13"/>
      <text:p text:style-name="P44">Linear <text:span text:style-name="T27">s</text:span>earch for a <text:span text:style-name="T27">v</text:span>alue in an <text:span text:style-name="T27">a</text:span>rray</text:p>
      <text:p text:style-name="P7"/>
      <text:p text:style-name="P7">Suppose now we want to look for a value in an array and set a boolean variable to true exactly where the value is found. This is how you do it:</text:p>
      <table:table table:name="Table22" table:style-name="Table22">
        <table:table-column table:style-name="Table22.A"/>
        <table:table-row table:style-name="TableLine1492885891696">
          <table:table-cell table:style-name="Table22.A1" office:value-type="string">
            <text:p text:style-name="P51">char x[] = {'h', 'e', 'l', 'l', 'o'};</text:p>
            <text:p text:style-name="P51">char target = <text:s/>' ';</text:p>
            <text:p text:style-name="P51">std::cin &gt;&gt; target;</text:p>
            <text:p text:style-name="P51"/>
            <text:p text:style-name="P51">bool found = false;</text:p>
            <text:p text:style-name="P51">for (int i = 0; i &lt; 5; ++i)</text:p>
            <text:p text:style-name="P51">{</text:p>
            <text:p text:style-name="P51"><text:s text:c="4"/>if (x[i] == target)</text:p>
            <text:p text:style-name="P51"><text:s text:c="4"/>{</text:p>
            <text:p text:style-name="P51"><text:s text:c="8"/>found = true;</text:p>
            <text:p text:style-name="P51"><text:s text:c="8"/>break;</text:p>
            <text:p text:style-name="P51"><text:s text:c="4"/>}</text:p>
            <text:p text:style-name="P51">}</text:p>
            <text:p text:style-name="P51"/>
            <text:p text:style-name="P51">std::cout &lt;&lt; found &lt;&lt; std::endl;</text:p>
          </table:table-cell>
        </table:table-row>
      </table:table>
      <text:p text:style-name="P7"/>
      <text:p text:style-name="P7"/>
      <text:p text:style-name="P7"><text:span text:style-name="T12">Exercise.</text:span> Rewrite the above so that it does not have the break statement.</text:p>
      <text:p text:style-name="P7"/>
      <text:p text:style-name="P7"/>
      <text:p text:style-name="P7">You might be interested in the index of the array when the value first occur<text:span text:style-name="T23">red</text:span>. (And if it cannot be found, the index value is -1.) This is an example code:</text:p>
      <text:p text:style-name="P7"/>
      <table:table table:name="Table23" table:style-name="Table23">
        <table:table-column table:style-name="Table23.A"/>
        <table:table-row table:style-name="TableLine1492885886800">
          <table:table-cell table:style-name="Table23.A1" office:value-type="string">
            <text:p text:style-name="P51">char x[] = {'h', 'e', 'l', 'l', 'o'};</text:p>
            <text:p text:style-name="P51">char target = <text:s/>' ';</text:p>
            <text:p text:style-name="P51">std::cin &gt;&gt; target;</text:p>
            <text:p text:style-name="P51"/>
            <text:p text:style-name="P51">int index = -1;</text:p>
            <text:p text:style-name="P51">for (int i = 0; i &lt; 5; ++i)</text:p>
            <text:p text:style-name="P51">{</text:p>
            <text:p text:style-name="P51"><text:s text:c="4"/>if (x[i] == target)</text:p>
            <text:p text:style-name="P51"><text:s text:c="4"/>{</text:p>
            <text:p text:style-name="P51"><text:s text:c="8"/>index = i;</text:p>
            <text:p text:style-name="P51"><text:s text:c="8"/>break;</text:p>
            <text:p text:style-name="P51"><text:s text:c="4"/>}</text:p>
            <text:p text:style-name="P51">}</text:p>
            <text:p text:style-name="P51"/>
            <text:p text:style-name="P51">std::cout &lt;&lt; index &lt;&lt; std::endl;</text:p>
          </table:table-cell>
        </table:table-row>
      </table:table>
      <text:p text:style-name="P7"/>
      <text:p text:style-name="P7"/>
      <text:p text:style-name="P7"><text:span text:style-name="T12">Exercise.</text:span> The above code scans the array from the smallest index value to the largest. Rewrite it so the scanning starts from the largest index value.</text:p>
      <text:p text:style-name="P7"/>
      <text:p text:style-name="P7"/>
      <text:p text:style-name="P7"><text:span text:style-name="T12">Exercise.</text:span> Now write code to count the number of occurrences of a value in an array.</text:p>
      <text:p text:style-name="P7"><text:soft-page-break/></text:p>
      <text:p text:style-name="P7"/>
      <text:p text:style-name="P7">Note that if a value is not in an array, in the worse case scenario, you have to scan the whole array to realize that the value is not present. On the average you need to scan n/2 elements where n is the size of the array.</text:p>
      <text:p text:style-name="P44">Random <text:span text:style-name="T27">a</text:span>ccess</text:p>
      <text:p text:style-name="P7"/>
      <text:p text:style-name="P7">It's important to understand that there's no reason that you must scan the array from the first index to the last or from the last to the first.</text:p>
      <text:p text:style-name="P7"/>
      <text:p text:style-name="P7">You can and should think of the array as a collection of values and you have the freedom of accessing any value in the array.</text:p>
      <text:p text:style-name="P7"/>
      <text:p text:style-name="P7">This leads us to a useful idea. Recall some of the ASCII art problems. One of the difficulties is that print follows a strict direction. On the output window, your print cursor must move top-to-bottom, left-to-right.</text:p>
      <text:p text:style-name="P7"/>
      <text:p text:style-name="P7">Here's an ASCII problem. Prompt the user for two integers for variables i and j (from 0 to 9). The program prints two X's at column i and j. For instance if the user enters 0 and 3, the program prints</text:p>
      <table:table table:name="Table41" table:style-name="Table41">
        <table:table-column table:style-name="Table41.A"/>
        <table:table-row table:style-name="TableLine1492885886256">
          <table:table-cell table:style-name="Table41.A1" office:value-type="string">
            <text:p text:style-name="P51">X <text:s/>X</text:p>
          </table:table-cell>
        </table:table-row>
      </table:table>
      <text:p text:style-name="P7">And if the user enters 2 7 the program prints</text:p>
      <table:table table:name="Table42" table:style-name="Table42">
        <table:table-column table:style-name="Table42.A"/>
        <table:table-row table:style-name="TableLine1492885884080">
          <table:table-cell table:style-name="Table42.A1" office:value-type="string">
            <text:p text:style-name="P51"><text:s text:c="2"/>X <text:s text:c="3"/>X</text:p>
          </table:table-cell>
        </table:table-row>
      </table:table>
      <text:p text:style-name="P7"/>
      <text:p text:style-name="P7">Now your program's logic should be like this:</text:p>
      <text:p text:style-name="P7"/>
      <text:p text:style-name="P7"><text:tab/>print i spaces</text:p>
      <text:p text:style-name="P7"><text:tab/>print 'X'</text:p>
      <text:p text:style-name="P7"><text:tab/>print j – i – 1 spaces</text:p>
      <text:p text:style-name="P7"><text:tab/>print 'X'</text:p>
      <text:p text:style-name="P7"/>
      <text:p text:style-name="P7">Correct? For instance when the user enters 2 and 7, we have i = 2 and j = 7. So the above pseudocode will actually execute</text:p>
      <text:p text:style-name="P7"/>
      <text:p text:style-name="P7"><text:tab/>print 2 spaces</text:p>
      <text:p text:style-name="P7"><text:tab/>print 'X'</text:p>
      <text:p text:style-name="P7"><text:tab/>print 4 spaces</text:p>
      <text:p text:style-name="P7"><text:tab/>print 'X'</text:p>
      <text:p text:style-name="P7"/>
      <text:p text:style-name="P7">which does give this</text:p>
      <table:table table:name="Table43" table:style-name="Table43">
        <table:table-column table:style-name="Table43.A"/>
        <table:table-row table:style-name="TableLine1492885880272">
          <table:table-cell table:style-name="Table43.A1" office:value-type="string">
            <text:p text:style-name="P51"><text:s text:c="2"/>X <text:s text:c="3"/>X</text:p>
          </table:table-cell>
        </table:table-row>
      </table:table>
      <text:p text:style-name="P7"/>
      <text:p text:style-name="P7">But WAIT!!! What if the user enters 7 and then 2? Then the first two lines of your pseudocode executes:</text:p>
      <text:p text:style-name="P7"/>
      <text:p text:style-name="P7"><text:tab/>print 7 spaces</text:p>
      <text:p text:style-name="P7"><text:tab/>print 'X'</text:p>
      <text:p text:style-name="P7"><text:tab/>...</text:p>
      <text:p text:style-name="P7"/>
      <text:p text:style-name="P7">But now you need to go backwards ... and you can't! The print cursor can only go forward! So you really need to sort i and j. The correct algorithm is</text:p>
      <text:p text:style-name="P7"/>
      <text:p text:style-name="P7"><text:tab/>sort i, j in ascending order</text:p>
      <text:p text:style-name="P7"><text:tab/>print i spaces</text:p>
      <text:p text:style-name="P7"><text:tab/>print 'X'</text:p>
      <text:p text:style-name="P7"><text:tab/>print j – i – 1 spaces</text:p>
      <text:p text:style-name="P7"><text:soft-page-break/><text:tab/>print 'X'</text:p>
      <text:p text:style-name="P7"/>
      <text:p text:style-name="P7">But there's another way to solve this problem. You can create an array of characters, put the 'X' in the array of characters and then print the array. Why would you do that? Because you have complete control over where you want to put characters into the array!</text:p>
      <text:p text:style-name="P7"/>
      <text:p text:style-name="P7"><text:tab/>declare array a of characters</text:p>
      <text:p text:style-name="P7"><text:tab/>set a[i] to 'X'</text:p>
      <text:p text:style-name="P7"><text:tab/>set a[j] to 'X'</text:p>
      <text:p text:style-name="P7"><text:tab/>print all the values in a</text:p>
      <text:p text:style-name="P7"/>
      <text:p text:style-name="P7">In C++ you have</text:p>
      <table:table table:name="Table44" table:style-name="Table44">
        <table:table-column table:style-name="Table44.A"/>
        <table:table-row table:style-name="TableLine1492885894416">
          <table:table-cell table:style-name="Table44.A1" office:value-type="string">
            <text:p text:style-name="P51">std::cin &gt;&gt; char a[10];</text:p>
            <text:p text:style-name="P51">for (int i = 0; i &lt; 10; i++)</text:p>
            <text:p text:style-name="P51">{</text:p>
            <text:p text:style-name="P51"><text:s text:c="4"/>a[i] = ' ';<text:line-break/>}</text:p>
            <text:p text:style-name="P51"/>
            <text:p text:style-name="P51">int i = 0, j = 0;</text:p>
            <text:p text:style-name="P51">std::cin &gt;&gt; i &gt;&gt; j;</text:p>
            <text:p text:style-name="P51">a[i] = 'X';</text:p>
            <text:p text:style-name="P51">a[j] = 'X';</text:p>
            <text:p text:style-name="P51"/>
            <text:p text:style-name="P51">for (int i = 0; i &lt; 10; i++)</text:p>
            <text:p text:style-name="P51">{</text:p>
            <text:p text:style-name="P51"><text:s text:c="4"/>std::cout &lt;&lt; a[i];<text:line-break/>}</text:p>
          </table:table-cell>
        </table:table-row>
      </table:table>
      <text:p text:style-name="P7"/>
      <text:p text:style-name="P7">The point here is to illustrate the fact that an array gives you random access to its values. At this point in the code:</text:p>
      <table:table table:name="Table45" table:style-name="Table45">
        <table:table-column table:style-name="Table45.A"/>
        <table:table-row table:style-name="TableLine1492885887072">
          <table:table-cell table:style-name="Table45.A1" office:value-type="string">
            <text:p text:style-name="P51">a[i] = 'X';</text:p>
            <text:p text:style-name="P51">a[j] = 'X';</text:p>
          </table:table-cell>
        </table:table-row>
      </table:table>
      <text:p text:style-name="P7">we don't really care if i is greater than j.</text:p>
      <text:p text:style-name="P55"/>
      <text:p text:style-name="P55"/>
      <text:p text:style-name="P56"><text:span text:style-name="T12">Exercise.</text:span> Do the same problem but allow the user to input four integers. (Try to do it without arrays!)</text:p>
      <text:p text:style-name="P44">Why <text:span text:style-name="T27">a</text:span>rrays?</text:p>
      <text:p text:style-name="P13"/>
      <text:p text:style-name="P7">The above explains only the syntax and how to work with arrays. It also explains that if you need to work with a lot of variables, performing the same operation on these variables (such as printing their values), then you might want to use an array. </text:p>
      <text:p text:style-name="P7"/>
      <text:p text:style-name="P7">But … probably the most important “view” of an array is that you should view it as a <text:span text:style-name="T9">storage container</text:span> of values. Why is that important? </text:p>
      <text:p text:style-name="P7"/>
      <text:p text:style-name="P7">You see container<text:span text:style-name="T23">s</text:span> of values everywhere. For instance when you buy something online (say at amazon.com), amazon has to retrieve information on the product. The product information is in a container – the products catalog database. At this point we only have a container (or array) <text:span text:style-name="T23">of</text:span> integer values or double values or boolean values or characters. Much later you will learn about container<text:span text:style-name="T23">s</text:span> of not just single values but aggregate values such as a container of customer data made up of firstname, lastname, email address, cellphone number, etc.</text:p>
      <text:p text:style-name="P7"/>
      <text:p text:style-name="P7">An array allows <text:s/>us to store computation so that a program can save time when the program runs and avoid recomputation all the time.</text:p>
      <text:p text:style-name="P7"/>
      <text:p text:style-name="P7">Read the above several times!!!</text:p>
      <text:p text:style-name="P7"/>
      <text:p text:style-name="P7">So how does an array “store computation” and “avoid recomputation”?</text:p>
      <text:p text:style-name="P7"/>
      <text:p text:style-name="P7">Remember that we already know how to check i<text:span text:style-name="T23">f</text:span> a number is prime: A positive integer n greater than 1 is <text:s/>a prime if we test n % d for d = 2, 3, 4, …, n – 1. If n % d is 0, then d is a divisor and therefore n is not a prime. If n % d is not zero for all d = 2, 3, 4, …, n – 1, then n must be a prime.</text:p>
      <text:p text:style-name="P7"/>
      <text:p text:style-name="P7">The next thing I told you is that you can improve on the speed of the above algorithm by testing only d = 2, 3, 4, … up to including the square root of n. For the case of n = 101, you only need to test d = 2, 3, 4, …, 10 instead of d = 2, 3, 4, …, 100. That's a saving of 90% … !!!</text:p>
      <text:p text:style-name="P7"/>
      <text:p text:style-name="P7">But … there's <text:span text:style-name="T11">yet</text:span> another way to speed up the program: you only need to test n % d for d running through <text:span text:style-name="T11">primes</text:span> up to the square root of n. Therefore for n = 101, you only need to test n % d for d = 2, 3, 5, 7. So from d = 2, 3, 4, …, 10 you go down to d = 2, 3, 5, 7, from 9 values of d to 4. That's about 50% … !</text:p>
      <text:p text:style-name="P7"/>
      <text:p text:style-name="P7">How <text:span text:style-name="T23">w</text:span>ould an array help? </text:p>
      <text:p text:style-name="P7"/>
      <text:p text:style-name="P7">One way is to compute an array of 1000 primes before you run your program. Let's say the array is called:</text:p>
      <text:p text:style-name="P7"/>
      <text:p text:style-name="P7"><text:tab/><text:span text:style-name="T3">int prime[1000];</text:span></text:p>
      <text:p text:style-name="P7"/>
      <text:p text:style-name="P7">After that for every n you want to test for primality, you simply test n % <text:soft-page-break/>prime[i] for i = 0, 1, 2, … and stop when prime[i] if greater than the square root of n. The only caveat is that this array is finite. So if you need to check for n % d when d is larger than the 1000<text:span text:style-name="T16">th</text:span> prime then you need to perform some tests without using the <text:span text:style-name="T3">prime</text:span> array. For instance, since the 1000<text:span text:style-name="T16">th</text:span> prime is 7919, and the square root of 1357931 is 1165.30, to check if 1357931 is a prime we test</text:p>
      <text:p text:style-name="P7"/>
      <text:p text:style-name="P7"><text:tab/>1357931 % 2</text:p>
      <text:p text:style-name="P7"><text:tab/>1357931 % 3</text:p>
      <text:p text:style-name="P7"><text:tab/>1357931 % 5</text:p>
      <text:p text:style-name="P7"><text:tab/>…</text:p>
      <text:p text:style-name="P7"><text:tab/>1357931 % 1637</text:p>
      <text:p text:style-name="P7"/>
      <text:p text:style-name="P7">(the prime after 1637 is 1657 which is greater than 1165.30) and of course the primes 2, 3, 5, …, 1637 are taken from our <text:span text:style-name="T3">prime</text:span> array. By the way 1637 is the 259<text:span text:style-name="T16">th</text:span> prime. Therefore there are 259 checks:</text:p>
      <text:p text:style-name="P7"/>
      <text:p text:style-name="P7"><text:tab/>1357931 % 2</text:p>
      <text:p text:style-name="P7"><text:tab/>1357931 % 3</text:p>
      <text:p text:style-name="P7"><text:tab/>1357931 % 5</text:p>
      <text:p text:style-name="P7"><text:tab/>…</text:p>
      <text:p text:style-name="P7"><text:tab/>1357931 % 1637</text:p>
      <text:p text:style-name="P7"/>
      <text:p text:style-name="P7">Using our crude method of testing </text:p>
      <text:p text:style-name="P7"/>
      <text:p text:style-name="P7"><text:tab/>1357931 % 2</text:p>
      <text:p text:style-name="P7"><text:tab/>1357931 % 3</text:p>
      <text:p text:style-name="P7"><text:tab/>1357931 % 4</text:p>
      <text:p text:style-name="P7"><text:tab/>1357931 % 5</text:p>
      <text:p text:style-name="P7"><text:tab/>...</text:p>
      <text:p text:style-name="P7"><text:tab/>1357931 % 1357930</text:p>
      <text:p text:style-name="P7"/>
      <text:p text:style-name="P7">required 1357929 checks. If we test up to the square root of 1357929:</text:p>
      <text:p text:style-name="P7"/>
      <text:p text:style-name="P7"><text:tab/>1357931 % 2</text:p>
      <text:p text:style-name="P7"><text:tab/>1357931 % 3</text:p>
      <text:p text:style-name="P7"><text:tab/>1357931 % 4</text:p>
      <text:p text:style-name="P7"><text:tab/>1357931 % 5</text:p>
      <text:p text:style-name="P7"><text:tab/>...</text:p>
      <text:p text:style-name="P7"><text:tab/>1357931 % 1165</text:p>
      <text:p text:style-name="P7"/>
      <text:p text:style-name="P7">we have to perform 1164 checks. In summary:</text:p>
      <text:p text:style-name="P7"/>
      <text:list xml:id="list1896308795" text:style-name="L2">
        <text:list-item>
          <text:p text:style-name="P59">Test 1357931 % d for d = 2, 3, 4, …, <text:s/>1357930: 1357929 tests</text:p>
        </text:list-item>
        <text:list-item>
          <text:p text:style-name="P59">Test 1357931 % d for d = 2, 3, 4, …, <text:s/>1165: <text:tab/>1164 tests</text:p>
        </text:list-item>
        <text:list-item>
          <text:p text:style-name="P59">Test 1357931 % d for d = 2, 3, 5, …, <text:s/>11637: <text:tab/>259 tests</text:p>
        </text:list-item>
      </text:list>
      <text:p text:style-name="P7"/>
      <text:p text:style-name="P7">See the difference?</text:p>
      <text:p text:style-name="P7"/>
      <text:p text:style-name="P7">The square of 7919 is 62710561. Therefore with an array of 1000 primes, we can check if n is a prime for n up to 62710561. If n is greater than <text:s/>62710561, then we need a larger <text:span text:style-name="T3">prime</text:span> array.</text:p>
      <text:p text:style-name="P7"/>
      <text:p text:style-name="P7">This is also the reason why Google works so fast. When you search for <text:soft-page-break/>web pages containing “dog”, Google would send you the relevant URLs in a split second because Google continually scan<text:span text:style-name="T24">s</text:span> for billions of web pages, precompute<text:span text:style-name="T24">s,</text:span> and stor<text:span text:style-name="T24">es</text:span> keywords of the web pages before you even ask for “dog” related web pages. The only difference is that Google stores the results in databases and not arrays. </text:p>
      <text:p text:style-name="P44">Bubblesort</text:p>
      <text:p text:style-name="P7"/>
      <text:p text:style-name="P7">Recall that we have the follow earlier. Suppose you have four integer variables a, b, c, d. You want to sort the values in a, b, c, d into ascending order and put them into a, b, c, d. For instance if we initially have this:</text:p>
      <text:p text:style-name="P7"/>
      <text:p text:style-name="P7"><text:tab/>a = 5<text:tab/>b = 3<text:tab/>c = 6<text:tab/>d = 0</text:p>
      <text:p text:style-name="P7"/>
      <text:p text:style-name="P7">we want to end up with this:</text:p>
      <text:p text:style-name="P7"/>
      <text:p text:style-name="P7"><text:tab/>a = 0<text:tab/>b = 3<text:tab/>c = 5<text:tab/>d = 6</text:p>
      <text:p text:style-name="P7"/>
      <text:p text:style-name="P7">Recall that I gave you the <text:span text:style-name="T9">bubblesort algorithm</text:span> for doing that:</text:p>
      <text:p text:style-name="P7"/>
      <text:p text:style-name="P7"><text:tab/>Pass 1:</text:p>
      <text:p text:style-name="P7"><text:tab/>swap the values in a, b so that a &lt;= b</text:p>
      <text:p text:style-name="P7"><text:tab/>swap the values in b, c so that b &lt;= c</text:p>
      <text:p text:style-name="P7"><text:tab/>swap the values in c, d so that c &lt;= d</text:p>
      <text:p text:style-name="P7"><text:tab/>// at this point the largest value of a, b, c, d must be in d</text:p>
      <text:p text:style-name="P7"/>
      <text:p text:style-name="P7"><text:tab/>Pass 2:</text:p>
      <text:p text:style-name="P7"><text:tab/>swap the values in a, b so that a &lt;= b</text:p>
      <text:p text:style-name="P7"><text:tab/>swap the values in b, c so that b &lt;= c</text:p>
      <text:p text:style-name="P7"><text:tab/>// at this point the largest value of a, b, c must be in c</text:p>
      <text:p text:style-name="P7"/>
      <text:p text:style-name="P7"><text:tab/>Pass 3:</text:p>
      <text:p text:style-name="P7"><text:tab/>swap the values in a, b so that a &lt;= b</text:p>
      <text:p text:style-name="P7"><text:tab/>// at this point the largest value of a, b must be in b</text:p>
      <text:p text:style-name="P7"/>
      <text:p text:style-name="P7">[Don't recall any of the above? Quickly review your previous notes on bubblesort!!! Now!!!]</text:p>
      <text:p text:style-name="P7"/>
      <text:p text:style-name="P7">Of course you know what's going to happen next.</text:p>
      <text:p text:style-name="P7"/>
      <text:p text:style-name="P7">We're going to sort values in an array!!! (cheers ... clapping ... and wild whistling).</text:p>
      <text:p text:style-name="P7"/>
      <text:p text:style-name="P7">Let's do this slowly. Using the above pseudocode but with a, b, c, d replaced by a[0], a[1], a[2], a[3], we have the following:</text:p>
      <text:p text:style-name="P7"/>
      <text:p text:style-name="P7"><text:tab/>Pass 1:</text:p>
      <text:p text:style-name="P7"><text:tab/>swap the values in a[0], a[1] so that a[0] &lt;= a[1]</text:p>
      <text:p text:style-name="P7"><text:tab/>swap the values in a[1], a[2] so that a[1] &lt;= a[2]</text:p>
      <text:p text:style-name="P7"><text:tab/>swap the values in a[2], a[3] so that a[2] &lt;= a[3]</text:p>
      <text:p text:style-name="P7"><text:tab/>// at this point the largest value of a[0], ..., a[3] must be in a[3]</text:p>
      <text:p text:style-name="P7"/>
      <text:p text:style-name="P7"><text:tab/>Pass 2:</text:p>
      <text:p text:style-name="P7"><text:tab/>swap the values in a[0], a[1] so that a[0] &lt;= a[1]</text:p>
      <text:p text:style-name="P7"><text:tab/>swap the values in a[1], a[2] so that a[1] &lt;= a[2]</text:p>
      <text:p text:style-name="P7"><text:tab/>// at this point the largest value of a[0], ..., a[2] must be in a[2]</text:p>
      <text:p text:style-name="P7"/>
      <text:p text:style-name="P7"><text:soft-page-break/><text:tab/>Pass 3:</text:p>
      <text:p text:style-name="P7"><text:tab/>swap the values in a[0], a[1] so that a[0] &lt;= a[1]</text:p>
      <text:p text:style-name="P7"><text:tab/>// at this point the largest value of a[0], a[1] must be in a[1]</text:p>
      <text:p text:style-name="P7"><text:tab/></text:p>
      <text:p text:style-name="P7">We can rewrite Pass 1 as a for-loop:</text:p>
      <text:p text:style-name="P7"/>
      <text:p text:style-name="P7"><text:tab/>Pass 1:</text:p>
      <text:p text:style-name="P7"><text:tab/>for i = 0, 1, 2:</text:p>
      <text:p text:style-name="P7"><text:tab/><text:tab/>swap the values in a[i], a[i+1] so that a[i] &lt;= a[i+1]</text:p>
      <text:p text:style-name="P7"/>
      <text:p text:style-name="P7">See it? Pass 2 looks like this:</text:p>
      <text:p text:style-name="P7"/>
      <text:p text:style-name="P7"><text:tab/>Pass 2:</text:p>
      <text:p text:style-name="P7"><text:tab/>for i = 0, 1:</text:p>
      <text:p text:style-name="P7"><text:tab/><text:tab/>swap the values in a[i], a[i+1] so that a[i] &lt;= a[i+1]</text:p>
      <text:p text:style-name="P7"/>
      <text:p text:style-name="P7">Hmmm ... Pass 2 looks like Pass 1 ... You can combine them like this:</text:p>
      <text:p text:style-name="P7"/>
      <text:p text:style-name="P7"><text:tab/>Pass 1 and 2:</text:p>
      <text:p text:style-name="P7"><text:tab/>for j = 2, 1:</text:p>
      <text:p text:style-name="P7"><text:tab/><text:tab/>for i = 0, ..., j:</text:p>
      <text:p text:style-name="P7"><text:tab/><text:tab/> <text:s text:c="10"/>swap the values in a[i], a[i+1] so that a[i] &lt;= a[i+1]</text:p>
      <text:p text:style-name="P7"/>
      <text:p text:style-name="P7">See that? What about Pass 3? Pass 3 looks like this (I'm writing this as a for-loop just to see the pattern):</text:p>
      <text:p text:style-name="P7"/>
      <text:p text:style-name="P7"><text:tab/>Pass 3:</text:p>
      <text:p text:style-name="P7"><text:tab/>for i = 0:</text:p>
      <text:p text:style-name="P7"><text:tab/><text:tab/>swap the values in a[i], a[i+1] so that a[i] &lt;= a[i+1]</text:p>
      <text:p text:style-name="P7"/>
      <text:p text:style-name="P7">AHA! This can also be combined with Pass 1 and Pass 2:</text:p>
      <text:p text:style-name="P7"/>
      <text:p text:style-name="P7"><text:tab/>Pass 1 and 2 and 3:</text:p>
      <text:p text:style-name="P7"><text:tab/>for j = 2, 1, 0:</text:p>
      <text:p text:style-name="P7"><text:tab/><text:tab/>for i = 0, ..., j:</text:p>
      <text:p text:style-name="P7"><text:tab/><text:tab/> <text:s text:c="10"/>swap the values in a[i], a[i+1] so that a[i] &lt;= a[i+1]</text:p>
      <text:p text:style-name="P7"/>
      <text:p text:style-name="P7">Note that this is for an array of size 4. What about an array of size 5? Do you see that the first value of j in the above (i.e. 2) comes from 4 – 2. In general if you have an array with size SIZE, the bubblesort to sort in ascending order is this:</text:p>
      <text:p text:style-name="P7"/>
      <text:p text:style-name="P7"><text:tab/>for j = SIZE – 2, ..., 1, 0:</text:p>
      <text:p text:style-name="P7"><text:tab/><text:tab/>for i = 0, ..., j:</text:p>
      <text:p text:style-name="P7"><text:tab/><text:tab/> <text:s text:c="10"/>swap the values in a[i], a[i+1] so that a[i] &lt;= a[i+1]</text:p>
      <text:p text:style-name="P7"/>
      <text:p text:style-name="P7">Now we translate this to C++:</text:p>
      <text:p text:style-name="P7"/>
      <table:table table:name="Table24" table:style-name="Table24">
        <table:table-column table:style-name="Table24.A"/>
        <table:table-row table:style-name="TableLine1492885891968">
          <table:table-cell table:style-name="Table24.A1" office:value-type="string">
            <text:p text:style-name="P51">for (int j = SIZE – 2; j &gt;= 0; --j)</text:p>
            <text:p text:style-name="P51">{</text:p>
            <text:p text:style-name="P51"><text:s text:c="4"/>for (int i = 0; i &lt;= j; ++i)</text:p>
            <text:p text:style-name="P51"><text:s text:c="4"/>{</text:p>
            <text:p text:style-name="P51"><text:s text:c="8"/>if (a[i] &gt; a[i+1])</text:p>
            <text:p text:style-name="P51"><text:s text:c="8"/>{</text:p>
            <text:p text:style-name="P51"><text:soft-page-break/><text:s text:c="12"/>int t = a[i];</text:p>
            <text:p text:style-name="P51"><text:s text:c="12"/>a[i] = a[i+1];</text:p>
            <text:p text:style-name="P51"><text:s text:c="12"/>a[i+1] = t;</text:p>
            <text:p text:style-name="P51"><text:s text:c="8"/>}<text:line-break/> <text:s text:c="3"/>}</text:p>
            <text:p text:style-name="P51">}</text:p>
          </table:table-cell>
        </table:table-row>
      </table:table>
      <text:p text:style-name="P7"/>
      <text:p text:style-name="P7">Make sure you understand and memorize this!!! </text:p>
      <text:p text:style-name="P7"/>
      <text:p text:style-name="P7"/>
      <text:p text:style-name="P7"><text:span text:style-name="T12">Exercise.</text:span> Using the above code, create an array of 100 random integers from 0 to 1000. Sort the array in ascending order and print all the integers. Check visually that the output does give you integers in ascending order.</text:p>
      <text:p text:style-name="P7"/>
      <text:p text:style-name="P7"/>
      <text:p text:style-name="P7"><text:span text:style-name="T12">Exercise.</text:span> <text:s/>Redo the previous exercise, sorting the array in <text:span text:style-name="T10">descending</text:span> order.</text:p>
      <text:p text:style-name="P7"/>
      <text:p text:style-name="P7"/>
      <text:p text:style-name="P7"><text:span text:style-name="T12">Exercise.</text:span> Note that the bubblesort algorithm (ascending or descending version) or course works for an array of doubles as well. Create an array of 100 random doubles from 0.0 to 1.0, sort it in ascending order and print the values of the array so that you can visually check that the values in the array is in ascending order.</text:p>
      <text:p text:style-name="P44">Binary <text:span text:style-name="T27">s</text:span>earch</text:p>
      <text:p text:style-name="P7"/>
      <text:p text:style-name="P7">One reason for sorting an array is to improve search. Once an array is sorted in ascending order we can perform a <text:span text:style-name="T9">binary search</text:span> on the array. Let's do a simple example before we talk about code. </text:p>
      <text:p text:style-name="P7"/>
      <text:p text:style-name="P7">Suppose you have the following list of numbers:</text:p>
      <table:table table:name="Table28" table:style-name="Table28">
        <table:table-column table:style-name="Table28.A"/>
        <table:table-row table:style-name="TableLine1492885888432">
          <table:table-cell table:style-name="Table28.A1" office:value-type="string">
            <text:p text:style-name="P7">i<text:tab/>0<text:tab/>1<text:tab/>2<text:tab/>3<text:tab/>4<text:tab/>5<text:tab/>6<text:tab/>7<text:tab/></text:p>
            <text:p text:style-name="P7">a[i]<text:tab/>1<text:tab/>5<text:tab/>6<text:tab/>8<text:tab/>9<text:tab/>10<text:tab/>11<text:tab/>15</text:p>
          </table:table-cell>
        </table:table-row>
      </table:table>
      <text:p text:style-name="P7"/>
      <text:p text:style-name="P7">and you want to search for the number 10; 10 is our target. You can start from the leftmost and scan to the right until the number is found. Here's another way of doing it. Put your left finger at index 0 and your right finger at index 7:</text:p>
      <text:p text:style-name="P7"/>
      <table:table table:name="Table29" table:style-name="Table29">
        <table:table-column table:style-name="Table29.A"/>
        <table:table-row table:style-name="TableLine1492885890064">
          <table:table-cell table:style-name="Table29.A1" office:value-type="string">
            <text:p text:style-name="P7">i<text:tab/>0<text:tab/>1<text:tab/>2<text:tab/>3<text:tab/>4<text:tab/>5<text:tab/>6<text:tab/>7<text:tab/></text:p>
            <text:p text:style-name="P7">a[i]<text:tab/>1<text:tab/>5<text:tab/>6<text:tab/>8<text:tab/>9<text:tab/>10<text:tab/>11<text:tab/>15</text:p>
            <text:p text:style-name="P7"><text:tab/>left<text:tab/><text:tab/><text:tab/><text:tab/><text:tab/><text:tab/><text:tab/>right</text:p>
          </table:table-cell>
        </table:table-row>
      </table:table>
      <text:p text:style-name="P7"/>
      <text:p text:style-name="P7"/>
      <text:p text:style-name="P7">Look at the middle index between left and right. This is </text:p>
      <text:p text:style-name="P7"><text:tab/></text:p>
      <text:p text:style-name="P7"><text:tab/>(left + right) / 2 = (0 + 7) / 2 = 7 / 2 = 3 </text:p>
      <text:p text:style-name="P7"/>
      <text:p text:style-name="P7">(don't forget it's integer division!). So put your nose at index 3 (or one of your toes): nose = 3</text:p>
      <text:p text:style-name="P7"/>
      <table:table table:name="Table30" table:style-name="Table30">
        <table:table-column table:style-name="Table30.A"/>
        <table:table-row table:style-name="TableLine1492885890608">
          <table:table-cell table:style-name="Table30.A1" office:value-type="string">
            <text:p text:style-name="P7">i<text:tab/>0<text:tab/>1<text:tab/>2<text:tab/>3<text:tab/>4<text:tab/>5<text:tab/>6<text:tab/>7<text:tab/></text:p>
            <text:p text:style-name="P7">a[i]<text:tab/>1<text:tab/>5<text:tab/>6<text:tab/>8<text:tab/>9<text:tab/>10<text:tab/>11<text:tab/>15</text:p>
            <text:p text:style-name="P7"><text:tab/>left<text:tab/><text:tab/><text:tab/>nose<text:tab/><text:tab/><text:tab/><text:tab/>right</text:p>
          </table:table-cell>
        </table:table-row>
      </table:table>
      <text:p text:style-name="P7"/>
      <text:p text:style-name="P7">Now ask yourself this question: </text:p>
      <text:p text:style-name="P7"/>
      <text:p text:style-name="P7"><text:tab/>a[nose] = a[3] = 8 which is less than the target (i.e. 10)</text:p>
      <text:p text:style-name="P7"/>
      <text:p text:style-name="P7">where should you look? a[left], ..., a[nose-1] or a[nose+1],...,a[right]? </text:p>
      <text:p text:style-name="P7"/>
      <text:p text:style-name="P7">Is it obvious (because the array is ascending) that the target (if present in the array) must be in a[nose+1], ..., a[right]. Right?</text:p>
      <text:p text:style-name="P7"/>
      <text:p text:style-name="P7">So let's put our left finger at nose + 1, i.e. left = nose + 1. We now have</text:p>
      <table:table table:name="Table31" table:style-name="Table31">
        <table:table-column table:style-name="Table31.A"/>
        <table:table-row table:style-name="TableLine1492885880000">
          <table:table-cell table:style-name="Table31.A1" office:value-type="string">
            <text:p text:style-name="P7">i<text:tab/>0<text:tab/>1<text:tab/>2<text:tab/>3<text:tab/>4<text:tab/>5<text:tab/>6<text:tab/>7<text:tab/></text:p>
            <text:p text:style-name="P7">a[i]<text:tab/>1<text:tab/>5<text:tab/>6<text:tab/>8<text:tab/>9<text:tab/>10<text:tab/>11<text:tab/>15</text:p>
            <text:p text:style-name="P7"><text:tab/><text:tab/><text:tab/><text:tab/><text:tab/>left<text:tab/><text:tab/><text:tab/>right</text:p>
          </table:table-cell>
        </table:table-row>
      </table:table>
      <text:p text:style-name="P7"/>
      <text:p text:style-name="P7">Let's repeat the process: </text:p>
      <text:p text:style-name="P7"/>
      <text:p text:style-name="P7"><text:tab/>nose = (left + right) / 2 = (4 + 7) / 2 = 11 / 2 = 5</text:p>
      <text:p text:style-name="P7"/>
      <text:p text:style-name="P7"/>
      <table:table table:name="Table32" table:style-name="Table32">
        <table:table-column table:style-name="Table32.A"/>
        <text:soft-page-break/>
        <table:table-row table:style-name="TableLine1492885888704">
          <table:table-cell table:style-name="Table32.A1" office:value-type="string">
            <text:p text:style-name="P7">i<text:tab/>0<text:tab/>1<text:tab/>2<text:tab/>3<text:tab/>4<text:tab/>5<text:tab/>6<text:tab/>7<text:tab/></text:p>
            <text:p text:style-name="P7">a[i]<text:tab/>1<text:tab/>5<text:tab/>6<text:tab/>8<text:tab/>9<text:tab/>10<text:tab/>11<text:tab/>15</text:p>
            <text:p text:style-name="P7"><text:tab/><text:tab/><text:tab/><text:tab/><text:tab/>left<text:tab/>nose<text:tab/><text:tab/>right</text:p>
          </table:table-cell>
        </table:table-row>
      </table:table>
      <text:p text:style-name="P7"/>
      <text:p text:style-name="P7">And </text:p>
      <text:p text:style-name="P7"/>
      <text:p text:style-name="P7"><text:tab/>a[nose] is target</text:p>
      <text:p text:style-name="P7"/>
      <text:p text:style-name="P7">TARGET IS FOUND!</text:p>
      <text:p text:style-name="P7"/>
      <text:p text:style-name="P7">What about a scenario where the target is <text:span text:style-name="T10">not</text:span> found? Then at some point left and right will cross over each other. Let me explain with an example.</text:p>
      <text:p text:style-name="P7"/>
      <text:p text:style-name="P7">Say we look for target = 7. Again we start with this:</text:p>
      <table:table table:name="Table33" table:style-name="Table33">
        <table:table-column table:style-name="Table33.A"/>
        <table:table-row table:style-name="TableLine1492885889520">
          <table:table-cell table:style-name="Table33.A1" office:value-type="string">
            <text:p text:style-name="P7">i<text:tab/>0<text:tab/>1<text:tab/>2<text:tab/>3<text:tab/>4<text:tab/>5<text:tab/>6<text:tab/>7<text:tab/></text:p>
            <text:p text:style-name="P7">a[i]<text:tab/>1<text:tab/>5<text:tab/>6<text:tab/>8<text:tab/>9<text:tab/>10<text:tab/>11<text:tab/>15</text:p>
            <text:p text:style-name="P7"><text:tab/>left<text:tab/><text:tab/><text:tab/><text:tab/><text:tab/><text:tab/><text:tab/>right</text:p>
          </table:table-cell>
        </table:table-row>
      </table:table>
      <text:p text:style-name="P7"/>
      <text:p text:style-name="P7">And </text:p>
      <text:p text:style-name="P7"/>
      <text:p text:style-name="P7"><text:tab/>nose = (left + right) / 2 = 3</text:p>
      <text:p text:style-name="P7"/>
      <text:p text:style-name="P7">and the picture is:</text:p>
      <table:table table:name="Table34" table:style-name="Table34">
        <table:table-column table:style-name="Table34.A"/>
        <table:table-row table:style-name="TableLine1492885882992">
          <table:table-cell table:style-name="Table34.A1" office:value-type="string">
            <text:p text:style-name="P7">i<text:tab/>0<text:tab/>1<text:tab/>2<text:tab/>3<text:tab/>4<text:tab/>5<text:tab/>6<text:tab/>7<text:tab/></text:p>
            <text:p text:style-name="P7">a[i]<text:tab/>1<text:tab/>5<text:tab/>6<text:tab/>8<text:tab/>9<text:tab/>10<text:tab/>11<text:tab/>15</text:p>
            <text:p text:style-name="P7"><text:tab/>left<text:tab/><text:tab/><text:tab/>nose<text:tab/><text:tab/><text:tab/><text:tab/>right</text:p>
          </table:table-cell>
        </table:table-row>
      </table:table>
      <text:p text:style-name="P7"/>
      <text:p text:style-name="P7"><text:tab/></text:p>
      <text:p text:style-name="P7">Since</text:p>
      <text:p text:style-name="P7"><text:tab/>a[nose] &gt; target </text:p>
      <text:p text:style-name="P7"/>
      <text:p text:style-name="P7">we look search for target in a[left], ..., a[nose-1], i.e. we set</text:p>
      <text:p text:style-name="P7"/>
      <text:p text:style-name="P7"><text:tab/>right = nose – 1 = 3 – 1 = 2</text:p>
      <text:p text:style-name="P7"/>
      <text:p text:style-name="P7">and the picture is now</text:p>
      <table:table table:name="Table35" table:style-name="Table35">
        <table:table-column table:style-name="Table35.A"/>
        <table:table-row table:style-name="TableLine1492885895776">
          <table:table-cell table:style-name="Table35.A1" office:value-type="string">
            <text:p text:style-name="P7">i<text:tab/>0<text:tab/>1<text:tab/>2<text:tab/>3<text:tab/>4<text:tab/>5<text:tab/>6<text:tab/>7<text:tab/></text:p>
            <text:p text:style-name="P7">a[i]<text:tab/>1<text:tab/>5<text:tab/>6<text:tab/>8<text:tab/>9<text:tab/>10<text:tab/>11<text:tab/>15</text:p>
            <text:p text:style-name="P7"><text:tab/>left<text:tab/><text:tab/>right</text:p>
          </table:table-cell>
        </table:table-row>
      </table:table>
      <text:p text:style-name="P7"/>
      <text:p text:style-name="P7">Again we compute the midpoint between left and right:</text:p>
      <text:p text:style-name="P7"/>
      <text:p text:style-name="P7"><text:tab/>nose = (left + right) / 2 = (0 + 2) / 2 = 1</text:p>
      <text:p text:style-name="P7"/>
      <text:p text:style-name="P7">i.e.,</text:p>
      <table:table table:name="Table36" table:style-name="Table36">
        <table:table-column table:style-name="Table36.A"/>
        <table:table-row table:style-name="TableLine1492885885168">
          <table:table-cell table:style-name="Table36.A1" office:value-type="string">
            <text:p text:style-name="P7">i<text:tab/>0<text:tab/>1<text:tab/>2<text:tab/>3<text:tab/>4<text:tab/>5<text:tab/>6<text:tab/>7<text:tab/></text:p>
            <text:p text:style-name="P7">a[i]<text:tab/>1<text:tab/>5<text:tab/>6<text:tab/>8<text:tab/>9<text:tab/>10<text:tab/>11<text:tab/>15</text:p>
            <text:p text:style-name="P7"><text:tab/>left<text:tab/>nose<text:tab/>right</text:p>
          </table:table-cell>
        </table:table-row>
      </table:table>
      <text:p text:style-name="P7"/>
      <text:p text:style-name="P7">We have</text:p>
      <text:p text:style-name="P7"/>
      <text:p text:style-name="P7"><text:soft-page-break/><text:tab/>a[nose] = a[1] = 5 is less than target</text:p>
      <text:p text:style-name="P7"/>
      <text:p text:style-name="P7">So we look in a[nose+1], ..., a[right], i.e. </text:p>
      <text:p text:style-name="P7"/>
      <text:p text:style-name="P7"><text:tab/>left = nose + 1 = 1 + 1 = 2</text:p>
      <text:p text:style-name="P7"/>
      <table:table table:name="Table37" table:style-name="Table37">
        <table:table-column table:style-name="Table37.A"/>
        <table:table-row table:style-name="TableLine1492885888976">
          <table:table-cell table:style-name="Table37.A1" office:value-type="string">
            <text:p text:style-name="P7">i<text:tab/>0<text:tab/>1<text:tab/>2<text:tab/>3<text:tab/>4<text:tab/>5<text:tab/>6<text:tab/>7<text:tab/></text:p>
            <text:p text:style-name="P7">a[i]<text:tab/>1<text:tab/>5<text:tab/>6<text:tab/>8<text:tab/>9<text:tab/>10<text:tab/>11<text:tab/>15</text:p>
            <text:p text:style-name="P7"><text:tab/><text:tab/><text:tab/>left</text:p>
            <text:p text:style-name="P7"><text:tab/><text:tab/><text:tab/>right</text:p>
          </table:table-cell>
        </table:table-row>
      </table:table>
      <text:p text:style-name="P7"/>
      <text:p text:style-name="P7">We look for the mid point again:</text:p>
      <text:p text:style-name="P7"/>
      <text:p text:style-name="P7"><text:tab/>nose = (left + right) / 2 = (2 + 2) / 2 = 2</text:p>
      <text:p text:style-name="P7"/>
      <text:p text:style-name="P7">and the picture becomes:</text:p>
      <table:table table:name="Table38" table:style-name="Table38">
        <table:table-column table:style-name="Table38.A"/>
        <table:table-row table:style-name="TableLine1492885902848">
          <table:table-cell table:style-name="Table38.A1" office:value-type="string">
            <text:p text:style-name="P7">i<text:tab/>0<text:tab/>1<text:tab/>2<text:tab/>3<text:tab/>4<text:tab/>5<text:tab/>6<text:tab/>7<text:tab/></text:p>
            <text:p text:style-name="P7">a[i]<text:tab/>1<text:tab/>5<text:tab/>6<text:tab/>8<text:tab/>9<text:tab/>10<text:tab/>11<text:tab/>15</text:p>
            <text:p text:style-name="P7"><text:tab/><text:tab/><text:tab/>left</text:p>
            <text:p text:style-name="P7"><text:tab/><text:tab/><text:tab/>nose</text:p>
            <text:p text:style-name="P7"><text:tab/><text:tab/><text:tab/>right</text:p>
          </table:table-cell>
        </table:table-row>
      </table:table>
      <text:p text:style-name="P7"><text:bookmark text:name="DDE_LINK1"/></text:p>
      <text:p text:style-name="P7">Since</text:p>
      <text:p text:style-name="P7"/>
      <text:p text:style-name="P7"><text:tab/>a[nose] = 6 is less than the target</text:p>
      <text:p text:style-name="P7"/>
      <text:p text:style-name="P7">We set</text:p>
      <text:p text:style-name="P7"/>
      <text:p text:style-name="P7"><text:tab/>left = nose + 1 = 3</text:p>
      <text:p text:style-name="P7"/>
      <text:p text:style-name="P7">Now note that left is actually greater than right!!!</text:p>
      <text:p text:style-name="P7"/>
      <table:table table:name="Table39" table:style-name="Table39">
        <table:table-column table:style-name="Table39.A"/>
        <table:table-row table:style-name="TableLine1492885903936">
          <table:table-cell table:style-name="Table39.A1" office:value-type="string">
            <text:p text:style-name="P7">i<text:tab/>0<text:tab/>1<text:tab/>2<text:tab/>3<text:tab/>4<text:tab/>5<text:tab/>6<text:tab/>7<text:tab/></text:p>
            <text:p text:style-name="P7">a[i]<text:tab/>1<text:tab/>5<text:tab/>6<text:tab/>8<text:tab/>9<text:tab/>10<text:tab/>11<text:tab/>15</text:p>
            <text:p text:style-name="P7"><text:tab/><text:tab/><text:tab/>right<text:tab/>left</text:p>
          </table:table-cell>
        </table:table-row>
      </table:table>
      <text:p text:style-name="P7"/>
      <text:p text:style-name="P7">This means that the target cannot be found.</text:p>
      <text:p text:style-name="P7"/>
      <text:p text:style-name="P7">Now I'm ready to give you the code. This will set <text:span text:style-name="T3">index</text:span> to the index where the target is found. If it is not found <text:span text:style-name="T3">index</text:span> is set to -1. The name of the array is <text:span text:style-name="T3">x</text:span> and the size of the array is <text:span text:style-name="T3">SIZE</text:span>.</text:p>
      <table:table table:name="Table25" table:style-name="Table25">
        <table:table-column table:style-name="Table25.A"/>
        <table:table-row table:style-name="TableLine1492885900128">
          <table:table-cell table:style-name="Table25.A1" office:value-type="string">
            <text:p text:style-name="P57">int lower = 0;</text:p>
            <text:p text:style-name="P57">int upper = SIZE - 1;</text:p>
            <text:p text:style-name="P57">int mid = 0;</text:p>
            <text:p text:style-name="P57">int index = -1;</text:p>
            <text:p text:style-name="P57"/>
            <text:p text:style-name="P57">while (lower &lt;= upper)</text:p>
            <text:p text:style-name="P57">{</text:p>
            <text:p text:style-name="P57"><text:s text:c="4"/>mid = (lower + upper) / 2;</text:p>
            <text:p text:style-name="P57"/>
            <text:p text:style-name="P57"><text:s text:c="4"/>if (x[mid] &lt; target)</text:p>
            <text:p text:style-name="P57"><text:s text:c="4"/>{</text:p>
            <text:p text:style-name="P57"><text:soft-page-break/><text:s text:c="8"/>lower = mid + 1;</text:p>
            <text:p text:style-name="P57"><text:s text:c="4"/>}</text:p>
            <text:p text:style-name="P57"><text:s text:c="4"/>else if (x[mid] &gt; target)</text:p>
            <text:p text:style-name="P57"><text:s text:c="4"/>{</text:p>
            <text:p text:style-name="P57"><text:s text:c="8"/>upper = mid – 1;</text:p>
            <text:p text:style-name="P57"><text:s text:c="4"/>}</text:p>
            <text:p text:style-name="P57"><text:s text:c="4"/>else</text:p>
            <text:p text:style-name="P57"><text:s text:c="4"/>{</text:p>
            <text:p text:style-name="P57"><text:s text:c="8"/>index = mid;</text:p>
            <text:p text:style-name="P57"><text:s text:c="8"/>break;</text:p>
            <text:p text:style-name="P57"><text:s text:c="4"/>}</text:p>
            <text:p text:style-name="P57">}</text:p>
          </table:table-cell>
        </table:table-row>
      </table:table>
      <text:p text:style-name="P7"><text:line-break/>Now if you have an array of length n that is not sorted, linear searching will require on the average n/2 search<text:span text:style-name="T24">es</text:span>. <text:span text:style-name="T24">T</text:span>he worse case requires n searches. What about binary search? In the worse case scenario, it takes log<text:span text:style-name="T14">2</text:span>n. Here's a table of comparison:</text:p>
      <text:p text:style-name="P7"/>
      <text:p text:style-name="P7"><text:tab/>n<text:tab/><text:tab/>linear search (n)<text:tab/>binary search (log<text:span text:style-name="T14">2</text:span>n)</text:p>
      <text:p text:style-name="P7"><text:tab/>10<text:tab/><text:tab/>10<text:tab/><text:tab/><text:tab/>3.3</text:p>
      <text:p text:style-name="P7"><text:tab/>100<text:tab/><text:tab/>100<text:tab/><text:tab/><text:tab/>6.6</text:p>
      <text:p text:style-name="P7"><text:tab/>1000<text:tab/><text:tab/>1000<text:tab/><text:tab/><text:tab/>10.0</text:p>
      <text:p text:style-name="P7"><text:tab/>1000000<text:tab/>1000000<text:tab/><text:tab/>19.9</text:p>
      <text:p text:style-name="P7"><text:tab/>1000000000<text:tab/>1000000000<text:tab/><text:tab/>29.9</text:p>
      <text:p text:style-name="P7"/>
      <text:p text:style-name="P7">See the difference? Better organization and a good search algorithm implies less time in data retrieval. </text:p>
      <text:p text:style-name="P7"/>
      <text:p text:style-name="P7">[For math geeks, if you have taken Calculus you know that the gap between n and <text:s/>log<text:span text:style-name="T14">2</text:span>n widens. Specifically, by l'Hôpital's rule, the limit of <text:s/>n/(log<text:span text:style-name="T14">2</text:span>n) as n approaches infinity is in fact infinity.] </text:p>
      <text:p text:style-name="P7"><text:tab/></text:p>
      <text:p text:style-name="P7">Why is the worse case <text:s/>log<text:span text:style-name="T14">2</text:span>n? Well look at the algorithm. In each iteration, you cut down the search space by ½ right? Supposing the worse case, your search space reaches one value. So the sizes of the search spaces looks like this:</text:p>
      <text:p text:style-name="P7"/>
      <text:p text:style-name="P7"><text:tab/>n <text:span text:style-name="T15">→ </text:span>n/2 <text:span text:style-name="T15">→</text:span> n/4 <text:span text:style-name="T15">→</text:span> n/8 <text:span text:style-name="T15">→</text:span> ... <text:span text:style-name="T15">→</text:span> 1</text:p>
      <text:p text:style-name="P7"/>
      <text:p text:style-name="P7">and you go through say k iterations. In other words you have</text:p>
      <text:p text:style-name="P7"><text:tab/>n/2<text:span text:style-name="T16">k</text:span> = 1</text:p>
      <text:p text:style-name="P7">i.e.</text:p>
      <text:p text:style-name="P7"><text:tab/>2<text:span text:style-name="T16">k</text:span> = n</text:p>
      <text:p text:style-name="P7"/>
      <text:p text:style-name="P7">If you take log-to-base-2 you get</text:p>
      <text:p text:style-name="P7"/>
      <text:p text:style-name="P7"><text:tab/>log<text:span text:style-name="T14">2 </text:span>2<text:span text:style-name="T16">k</text:span> = log<text:span text:style-name="T14">2 </text:span>n, i.e., the number of iteration k = <text:s/>log<text:span text:style-name="T14">2</text:span>n</text:p>
      <text:p text:style-name="P7"/>
      <text:p text:style-name="P7">Details on the study of algorithms and measure of what we call “time complexity” is found in CISS350 (Data Structure and Advanced algorithms) and CISS358 (Algorithmic Analysis). Deep studies in the extent of computability is found in CISS362 (Automata theory) where one is even interested in questions like “What are computers? Are there computational problems that cannot be solved by an algorithm or by a <text:soft-page-break/>computer?”</text:p>
      <text:p text:style-name="P49"><text:span text:style-name="T29">Example</text:span><text:span text:style-name="T28">: Party Planning Problem</text:span></text:p>
      <text:p text:style-name="P29"/>
      <text:p text:style-name="P25">You are planning a party for a group of friends who live on the same street:</text:p>
      <text:p text:style-name="P25"><draw:frame draw:style-name="fr1" draw:name="Image3" text:anchor-type="char" svg:x="1.3945in" svg:y="0.1429in" svg:width="0.1654in" svg:height="0.2598in" draw:z-index="24"><draw:image xlink:href="Pictures/100000000000004A000000743CDC9D0F60A89B5D.png" xlink:type="simple" xlink:show="embed" xlink:actuate="onLoad" draw:mime-type="image/png"/></draw:frame></text:p>
      <text:p text:style-name="P25"><draw:frame draw:style-name="fr1" draw:name="Image1" text:anchor-type="char" svg:x="0.6256in" svg:y="0.1382in" svg:width="0.1654in" svg:height="0.2598in" draw:z-index="22"><draw:image xlink:href="Pictures/100000000000004A000000743CDC9D0F60A89B5D.png" xlink:type="simple" xlink:show="embed" xlink:actuate="onLoad" draw:mime-type="image/png"/></draw:frame><draw:frame draw:style-name="fr1" draw:name="Image2" text:anchor-type="char" svg:x="1.4008in" svg:y="0.1201in" svg:width="0.1654in" svg:height="0.2598in" draw:z-index="23"><draw:image xlink:href="Pictures/100000000000004A000000743CDC9D0F60A89B5D.png" xlink:type="simple" xlink:show="embed" xlink:actuate="onLoad" draw:mime-type="image/png"/></draw:frame><draw:frame draw:style-name="fr1" draw:name="Image4" text:anchor-type="char" svg:x="2.8063in" svg:y="0.1445in" svg:width="0.1654in" svg:height="0.2598in" draw:z-index="25"><draw:image xlink:href="Pictures/100000000000004A000000743CDC9D0F60A89B5D.png" xlink:type="simple" xlink:show="embed" xlink:actuate="onLoad" draw:mime-type="image/png"/></draw:frame><draw:frame draw:style-name="fr1" draw:name="Image5" text:anchor-type="char" svg:x="3.7327in" svg:y="0.1807in" svg:width="0.1654in" svg:height="0.2598in" draw:z-index="26"><draw:image xlink:href="Pictures/100000000000004A000000743CDC9D0F60A89B5D.png" xlink:type="simple" xlink:show="embed" xlink:actuate="onLoad" draw:mime-type="image/png"/></draw:frame><draw:frame draw:style-name="fr1" draw:name="Image6" text:anchor-type="char" svg:x="3.0965in" svg:y="0.1563in" svg:width="0.1654in" svg:height="0.2598in" draw:z-index="27"><draw:image xlink:href="Pictures/100000000000004A000000743CDC9D0F60A89B5D.png" xlink:type="simple" xlink:show="embed" xlink:actuate="onLoad" draw:mime-type="image/png"/></draw:frame></text:p>
      <text:p text:style-name="P25"><draw:line text:anchor-type="paragraph" draw:z-index="21" draw:name="Shape1_0" draw:style-name="gr1" draw:text-style-name="P64" svg:x1="0.0882in" svg:y1="0.139in" svg:x2="4.2063in" svg:y2="0.1146in"><text:p/></draw:line><text:s text:c="9"/></text:p>
      <text:p text:style-name="P25"><text:s text:c="9"/>0 <text:s text:c="5"/>1 <text:s text:c="4"/>2 <text:s text:c="4"/>3 <text:s text:c="4"/>4 <text:s text:c="5"/>5 <text:s text:c="4"/>6 <text:s text:c="4"/>7 <text:s text:c="4"/>8 <text:s text:c="4"/>9 <text:s text:c="3"/>10 <text:s text:c="4"/>11 <text:s text:c="3"/>12 </text:p>
      <text:p text:style-name="P25"/>
      <text:p text:style-name="P27">Here (including yourself), you have people living at 1, 4, 4, 9, 10, 12. (Note: there are two people living at 4.) Suppose you host the party at 9. Then the total distance traveled by everyone to the house at 9 is</text:p>
      <text:p text:style-name="P27"/>
      <text:p text:style-name="P26">|1 – 9| + |4 – 9| + |4 – 9| + |10 – 9| + |12 – 9| = 8 + 5 + 5 + 1 + 3 = 22</text:p>
      <text:p text:style-name="P27"/>
      <text:p text:style-name="P27">You want to be a good host. So your goal is to find an address (i.e., an integer) so the that total distance traveled by everyone to the address is the smallest possible. If there are two address that gives the same minimal total distance, you pick the smaller address. </text:p>
      <text:p text:style-name="P27"/>
      <text:p text:style-name="P28">You may assume there are at most 100000 addresses.</text:p>
      <text:p text:style-name="P27"/>
      <text:p text:style-name="P27">Your program first accepts an integer n for the total number of addresses. It then accepts the n addresses (i.e., integers) and then prints the best address to hold the party.</text:p>
      <text:p text:style-name="P27"/>
      <text:p text:style-name="P27">For instance for the above test case, your console would look like this:</text:p>
      <table:table table:name="Table48" table:style-name="Table48">
        <table:table-column table:style-name="Table48.A"/>
        <table:table-row table:style-name="TableLine1492885902032">
          <table:table-cell table:style-name="Table48.A1" office:value-type="string">
            <text:p text:style-name="P54">6</text:p>
            <text:p text:style-name="P54">1 4 4 9 10 12</text:p>
            <text:p text:style-name="P53">9</text:p>
          </table:table-cell>
        </table:table-row>
      </table:table>
      <text:p text:style-name="P27">if your program thinks address 9 is the best. </text:p>
      <text:p text:style-name="P27"/>
      <text:p text:style-name="P8">WARNING: Incoming hint on next page.</text:p>
      <text:p text:style-name="P8"/>
      <text:p text:style-name="P47">Hint</text:p>
      <text:p text:style-name="P8"/>
      <text:p text:style-name="P8">There are 2 ways to solve this problem. Based on what you know, the following is the slower algorithm …</text:p>
      <text:p text:style-name="P8"/>
      <text:p text:style-name="P8">Suppose the number of addresses is stored in <text:span text:style-name="T7">n</text:span> and the addresses are stored in array <text:span text:style-name="T7">x</text:span>.</text:p>
      <text:p text:style-name="P8"/>
      <text:p text:style-name="P10">You test every house <text:span text:style-name="T7">x[i]</text:span>. In other words for each <text:span text:style-name="T7">x[i]</text:span>, compute the total distance traveled by everyone going to address <text:span text:style-name="T7">x[i]</text:span>. You compute a running minimum of these distances.</text:p>
      <text:p text:style-name="P8"/>
      <text:p text:style-name="P10">Of course there’s a loop over all the potential party address <text:span text:style-name="T7">x[i]</text:span> for <text:span text:style-name="T7">i</text:span> running from 0 to <text:span text:style-name="T7">n – 1</text:span>. And for each address <text:span text:style-name="T7">x[i]</text:span>, you’ll need to compute the total distance traveled to <text:span text:style-name="T7">x[i]</text:span>, i.e., you need to add up all the |<text:span text:style-name="T7">x[</text:span><text:span text:style-name="T8">j</text:span><text:span text:style-name="T7">]</text:span> – <text:span text:style-name="T7">x[i]</text:span>| for j running over 0,1,…,n-1. The |<text:span text:style-name="T7">x[</text:span><text:span text:style-name="T8">j</text:span><text:span text:style-name="T7">]</text:span> – <text:span text:style-name="T7">x[i]</text:span>| is the absolute value of <text:span text:style-name="T7">x[</text:span><text:span text:style-name="T8">j</text:span><text:span text:style-name="T7">]</text:span> – <text:span text:style-name="T7">x[i]</text:span>. You use the <text:span text:style-name="T7">fabs</text:span> function. I have already used this in the computation of the roots of a function. </text:p>
      <text:p text:style-name="P8"/>
      <text:p text:style-name="P10">Since you are performing a running minimum computation, you will need a <text:span text:style-name="T8">min</text:span> variable. Note that your problem does not print the <text:span text:style-name="T8">min</text:span> – you actually want the address <text:span text:style-name="T7">x[i]</text:span>. This is very similar to the algorithm for computing the maximum value of a function in the chapter on for-loops. So besides variable <text:span text:style-name="T8">min</text:span>, need also need a <text:span text:style-name="T8">min_i</text:span> where <text:span text:style-name="T8">x[min_i]</text:span> is the desired address. <text:s/></text:p>
      <text:p text:style-name="P8"/>
      <text:p text:style-name="P30"/>
      <text:p text:style-name="P50"><text:span text:style-name="T29">Example</text:span><text:span text:style-name="T28">: </text:span>Cellular automata</text:p>
      <text:p text:style-name="P32"/>
      <text:p text:style-name="P35"><text:span text:style-name="T30">A </text:span><text:span text:style-name="T31">cellular automata (CA)</text:span><text:span text:style-name="T30"> is simply a grid of values where the value at a point in the grid can </text:span>change its value. The way such a value v changes depends on the values near v.</text:p>
      <text:p text:style-name="P35"/>
      <text:p text:style-name="P34">CAs are studied in math, CS, physics, biology, social science, etc. You name it. They can be as practical as image processing where they are used to remove noise from images to create cleaner images. Yet they can be as abstract and complex as you like – they appear in AI, dynamical systems, and chaos theory. You can find lots of information about cellular automata on the web – go ahead and check out the CA entry at wikipedia.</text:p>
      <text:p text:style-name="P34"/>
      <text:p text:style-name="P34">Let me be more specific by looking at a simple example. Suppose we look at a 1-dimensional CA with these values:</text:p>
      <text:p text:style-name="P34"/>
      <text:p text:style-name="P33"><text:tab/>0,0,1,1,0,1,1,1</text:p>
      <text:p text:style-name="P8"/>
      <text:p text:style-name="P20">This CA is made up of 8 cells. The values are either 0 or 1. So a CA can be as simple as an array.</text:p>
      <text:p text:style-name="P34"/>
      <text:p text:style-name="P35">Now suppose the value at a cell changes according to these rules:</text:p>
      <text:list xml:id="list1673363110" text:style-name="L3">
        <text:list-item>
          <text:p text:style-name="P60">If the value is 1 and together with the values on its left and right, there are three or one 1s, then the value becomes 0. Otherwise it stays as 1. In other words, if the value is 1 and either the left or right neighbor is 1 (but not both), then 1 stays as 1. Otherwise it becomes 0. You can think of it this way:</text:p>
          <text:list>
            <text:list-item>
              <text:p text:style-name="P60">Companionship: If 1 has exactly one companion, he/she/it lives on. If 1 has no companion, it dies.</text:p>
            </text:list-item>
            <text:list-item>
              <text:p text:style-name="P60">Overcrowding: If 1 has too many companions, overcrowding kills he/she/it.</text:p>
            </text:list-item>
          </text:list>
        </text:list-item>
        <text:list-item>
          <text:p text:style-name="P60">If this value is 0, and together with the values on its left and right, there are two 1s, then the value becomes 1. Otherwise it stays as 0. You can think of it this way:</text:p>
          <text:list>
            <text:list-item>
              <text:p text:style-name="P60">Reproduction: If a spot is available, then the 1 on the left and right produces a 1. A reproduction (i.e., 0 → 1) occurs only when there are two adjacent 1s next to the 0.</text:p>
            </text:list-item>
          </text:list>
        </text:list-item>
      </text:list>
      <text:p text:style-name="P35"/>
      <text:p text:style-name="P34">For instance, the overcrowding rule gives is this:</text:p>
      <text:p text:style-name="P34"/>
      <text:p text:style-name="P39"><text:tab/>1,1,1</text:p>
      <text:p text:style-name="P41"><text:s/><text:tab/> <text:s text:c="4"/>↓</text:p>
      <text:p text:style-name="P21"><text:tab/> <text:s/>0</text:p>
      <text:p text:style-name="P21"/>
      <text:p text:style-name="P20">So applying this rule to the value at index 6 we get</text:p>
      <text:p text:style-name="P20"/>
      <text:p text:style-name="P39"><text:tab/>0,0,1,1,0,1,1,1</text:p>
      <text:p text:style-name="P41"><text:tab/> <text:s text:c="28"/>↓</text:p>
      <text:p text:style-name="P39"><text:tab/>0,0,1,1,0,1,0,1</text:p>
      <text:p text:style-name="P43"/>
      <text:p text:style-name="P34"/>
      <text:p text:style-name="P34"><text:soft-page-break/></text:p>
      <text:p text:style-name="P37"><text:span text:style-name="T37">I’ll write the rule as </text:span><text:span text:style-name="T33">111 → 0</text:span><text:span text:style-name="T37"> instead of</text:span></text:p>
      <text:p text:style-name="P34"/>
      <text:p text:style-name="P39"><text:tab/>1,1,1</text:p>
      <text:p text:style-name="P41"><text:tab/> <text:s text:c="4"/>↓</text:p>
      <text:p text:style-name="P21"><text:tab/> <text:s/>0</text:p>
      <text:p text:style-name="P22"/>
      <text:p text:style-name="P20">Here are more examples:</text:p>
      <text:list xml:id="list3264251035" text:style-name="L4">
        <text:list-item>
          <text:p text:style-name="P61"><text:span text:style-name="T37">Using the rule </text:span><text:span text:style-name="T33">001 → 0</text:span><text:span text:style-name="T37">, we get</text:span></text:p>
        </text:list-item>
      </text:list>
      <text:p text:style-name="P39"><text:tab/><text:tab/>0,0,1,1,0,1,1,1</text:p>
      <text:p text:style-name="P41"><text:tab/><text:tab/> <text:s text:c="4"/>↓</text:p>
      <text:p text:style-name="P21"><text:tab/><text:tab/>_,0,_,_,_,_,_,_</text:p>
      <text:list xml:id="list3509951958" text:style-name="L5">
        <text:list-item>
          <text:p text:style-name="P62"><text:span text:style-name="T35">Using the rule </text:span><text:span text:style-name="T34">011 → 1</text:span><text:span text:style-name="T35">, we get</text:span></text:p>
        </text:list-item>
      </text:list>
      <text:p text:style-name="P39"><text:tab/><text:tab/>0,0,1,1,0,1,1,1</text:p>
      <text:p text:style-name="P41"><text:tab/><text:tab/> <text:s text:c="9"/>↓</text:p>
      <text:p text:style-name="P39"><text:tab/><text:tab/>_,_,1,_,_,_,_,_</text:p>
      <text:list xml:id="list4028039786" text:style-name="L6">
        <text:list-item>
          <text:p text:style-name="P63"><text:span text:style-name="T37">Using the rule </text:span><text:span text:style-name="T33">101 → 1</text:span><text:span text:style-name="T37">, we get</text:span></text:p>
        </text:list-item>
      </text:list>
      <text:p text:style-name="P39"><text:tab/><text:tab/>0,0,1,1,0,1,1,1</text:p>
      <text:p text:style-name="P41"><text:tab/><text:tab/> <text:s text:c="19"/>↓</text:p>
      <text:p text:style-name="P21"><text:tab/><text:tab/>_,_,_,_,1,_,_,_</text:p>
      <text:p text:style-name="P21"/>
      <text:p text:style-name="P20">In general the new i-th value depends on the current (i-1)-th, i-th, (i+1)th values:</text:p>
      <text:p text:style-name="P20"/>
      <text:p text:style-name="P39"><text:tab/>_,_,_,_,?,_,_,_</text:p>
      <text:p text:style-name="P39"><text:tab/> <text:s text:c="5"/>↓ ↓ ↓</text:p>
      <text:p text:style-name="P39"><text:tab/> <text:s text:c="5"/>\ ↓ /</text:p>
      <text:p text:style-name="P39"><text:tab/> <text:s text:c="6"/>\↓/</text:p>
      <text:p text:style-name="P39"><text:tab/> <text:s text:c="7"/>↓</text:p>
      <text:p text:style-name="P21"><text:tab/>_,_,_,_,?,_,_,_</text:p>
      <text:p text:style-name="P21"/>
      <text:p text:style-name="P20">The value at the ends (the first and last) do not have two neighbors. So we will not change the values at the left and right end points:</text:p>
      <text:p text:style-name="P20"/>
      <text:p text:style-name="P9"><text:span text:style-name="T32"><text:tab/></text:span><text:span text:style-name="T33">0,0,1,1,0,1,1,1</text:span></text:p>
      <text:p text:style-name="P39"><text:tab/>↓ ↓</text:p>
      <text:p text:style-name="P39"><text:tab/>0,_,_,_,_,_,_,1</text:p>
      <text:p text:style-name="P39"/>
      <text:p text:style-name="P34">(There are other ways to compute the value of the cells at end points. For instance you can view the CA as being wrapped around at the end points so that the new value for the first cell depends on the values <text:span text:style-name="T36">of first, second, and last cell).</text:span></text:p>
      <text:p text:style-name="P19"/>
      <text:p text:style-name="P19">So using the above rules we get the following behavior</text:p>
      <text:p text:style-name="P19"/>
      <text:p text:style-name="P37"><text:span text:style-name="T37"><text:tab/></text:span><text:span text:style-name="T33">0,0,1,1,0,1,1,1</text:span></text:p>
      <text:p text:style-name="P39"><text:tab/>0,0,1,1,1,1,0,1</text:p>
      <text:p text:style-name="P34"/>
      <text:p text:style-name="P34">You can think of the above as an evolving CA that changes with time. With three times we get</text:p>
      <text:p text:style-name="P34"/>
      <text:p text:style-name="P37"><text:span text:style-name="T37"><text:tab/></text:span><text:span text:style-name="T33">0,0,1,1,0,1,1,1 (time 0)</text:span></text:p>
      <text:p text:style-name="P39"><text:tab/>0,0,1,1,1,1,0,1 (time 1)</text:p>
      <text:p text:style-name="P39"><text:tab/>0,0,1,0,0,1,1,1 (time 2)</text:p>
      <text:p text:style-name="P39"><text:soft-page-break/></text:p>
      <text:p text:style-name="P34">etc.</text:p>
      <text:p text:style-name="P34"/>
      <text:p text:style-name="P34">We will use CA to generate some ASCII art by printing the values of the cells in 1D CA: If the value is 0, we print a space and if the value is 1 we print X. We will let our CA run through a certain number of time steps, printing the CA for each time step. For instance the above CA goes through three time steps:</text:p>
      <text:p text:style-name="P34"/>
      <text:p text:style-name="P37"><text:span text:style-name="T37"><text:tab/></text:span><text:span text:style-name="T33">0,0,1,1,0,1,1,1</text:span></text:p>
      <text:p text:style-name="P39"><text:tab/>0,0,1,1,1,1,0,1</text:p>
      <text:p text:style-name="P39"><text:tab/>0,0,1,0,0,1,1,1</text:p>
      <text:p text:style-name="P41"/>
      <text:p text:style-name="P34">and we print</text:p>
      <text:p text:style-name="P34"/>
      <text:p text:style-name="P39"><text:tab/>+--------+</text:p>
      <text:p text:style-name="P39"><text:tab/>| <text:s/>XX XXX|</text:p>
      <text:p text:style-name="P39"><text:tab/>| <text:s/>XXXX X|</text:p>
      <text:p text:style-name="P40"><text:tab/>| <text:s/>X XXX |</text:p>
      <text:p text:style-name="P40"><text:tab/>+--------+</text:p>
      <text:p text:style-name="P42"/>
      <text:p text:style-name="P36">We will use a 1D CA of size 2 * n + 1 where n is an input from the user. We will run this for n time steps. We will start off with a CA with a 1 in the middle of the 1D array and 0 elsewhere. The set of rules to use is:</text:p>
      <text:p text:style-name="P34"/>
      <text:p text:style-name="P37"><text:span text:style-name="T37"><text:tab/></text:span><text:span text:style-name="T33">000 → 0</text:span></text:p>
      <text:p text:style-name="P39"><text:tab/>001 → 1</text:p>
      <text:p text:style-name="P39"><text:tab/>010 → 0</text:p>
      <text:p text:style-name="P39"><text:tab/>011 → 1</text:p>
      <text:p text:style-name="P39"><text:tab/>100 → 1</text:p>
      <text:p text:style-name="P39"><text:tab/>101 → 0</text:p>
      <text:p text:style-name="P39"><text:tab/>110 → 1</text:p>
      <text:p text:style-name="P39"><text:tab/>111 → 0</text:p>
      <text:p text:style-name="P39"/>
      <text:p text:style-name="P6">Here's the <text:span text:style-name="T41">pseudocode</text:span>:</text:p>
      <text:p text:style-name="P41"/>
      <text:p text:style-name="P6"><text:tab/>declare an array ca of size 2*500 + 1.</text:p>
      <text:p text:style-name="P6"><text:tab/>note that the maximum size of the ca is 2*500 + 1.</text:p>
      <text:p text:style-name="P6"><text:tab/>declare an array t of size 2*500 + 1.</text:p>
      <text:p text:style-name="P6"/>
      <text:p text:style-name="P6"><text:tab/>get n from user (at most 500), size of the ca is 2 * n + 1.</text:p>
      <text:p text:style-name="P6"><text:tab/>note that we will only use ca[0], …, ca[2*n].</text:p>
      <text:p text:style-name="P6"><text:tab/>set the values in ca to all 0s except for a 1 in the middle.</text:p>
      <text:p text:style-name="P6"/>
      <text:p text:style-name="P6"><text:tab/>// time = 0</text:p>
      <text:p text:style-name="P6"><text:tab/>print ca (for value 1 print 'X' and for value 0 print ' '; use a loop).</text:p>
      <text:p text:style-name="P6"><text:tab/>for time = 1, 2, ..., n - 1:</text:p>
      <text:p text:style-name="P6"><text:tab/>{</text:p>
      <text:p text:style-name="P6"><text:tab/><text:tab/>for each value in ca,</text:p>
      <text:p text:style-name="P6"><text:tab/><text:tab/> <text:s text:c="5"/>apply above rules <text:span text:style-name="T41">and</text:span> fill corresponding value in t</text:p>
      <text:p text:style-name="P6"><text:tab/><text:tab/>copy values in t back to ca (use a loop).</text:p>
      <text:p text:style-name="P6"><text:tab/><text:tab/>print ca (for value 1 print 'X' and for value 0 print ' ').</text:p>
      <text:p text:style-name="P6"><text:tab/>}</text:p>
      <text:p text:style-name="P6"/>
      <text:p text:style-name="P34"><text:soft-page-break/>Note that you can specify n = 500 for a maximum CA of size 2 * 500 + 1 = 1001. However, you can’t see the ASCII art clearly on your console window because of wraparound. You can probably right-click and choose a smaller font size and larger window size and then you can see the ASCII art up to about n = 100. For larger sizes, you can save the output to a document (say MS Word), choose a really tiny font and a larger page size and print it out.</text:p>
      <text:p text:style-name="P34"/>
      <text:p text:style-name="P34"/>
      <text:p text:style-name="P34">NOTE: Recall that a number such as 1425 is just 1*1000 + 4*100 + 2*10 + 5. You can extract the 1, 4, 2, and 5 from 1425 by using integer division / and integer mod %. This is viewing an integer “written in base 10”. If I give you 1,0,1 or any sequence of zeroes and ones, then it’s sometimes convenient to convert that into a single integer. For instance you can convert 1,0,1 into 5 using “binary representation” – I’ll explain the conversion in a bit. But first, why would you want to do that? Well,</text:p>
      <text:p text:style-name="P34">compare this</text:p>
      <text:p text:style-name="P34"/>
      <text:p text:style-name="P37"><text:span text:style-name="T37"><text:tab/></text:span><text:span text:style-name="T38">int a = 1, b = 0, c = 1; // 1,0,1</text:span></text:p>
      <text:p text:style-name="P38"><text:tab/>if (a == 1 &amp;&amp; b == 0 &amp;&amp; c == 1)</text:p>
      <text:p text:style-name="P38"><text:tab/>{</text:p>
      <text:p text:style-name="P38"><text:tab/><text:tab/>...</text:p>
      <text:p text:style-name="P38"><text:tab/>}</text:p>
      <text:p text:style-name="P41"/>
      <text:p text:style-name="P6">with this:</text:p>
      <text:p text:style-name="P41"/>
      <text:p text:style-name="P37"><text:span text:style-name="T32"><text:tab/></text:span><text:span text:style-name="T38">int d = 5; // </text:span><text:span text:style-name="T39">1,0,1 converted to 5</text:span></text:p>
      <text:p text:style-name="P38"><text:tab/>if (d == 5)</text:p>
      <text:p text:style-name="P38"><text:tab/>{</text:p>
      <text:p text:style-name="P38"><text:tab/><text:tab/>...</text:p>
      <text:p text:style-name="P38"><text:tab/>}</text:p>
      <text:p text:style-name="P41"/>
      <text:p text:style-name="P34">Clearly the second code fragment is simpler <text:span text:style-name="T41">because after the conversion there’s only one variable and not three</text:span>. Also, because you are comparing a single integer value, you can use a switch:</text:p>
      <text:p text:style-name="P34"/>
      <text:p text:style-name="P37"><text:span text:style-name="T32"><text:tab/></text:span><text:span text:style-name="T38">switch (d)</text:span></text:p>
      <text:p text:style-name="P38"><text:tab/>{</text:p>
      <text:p text:style-name="P38"><text:tab/><text:tab/>case 5:</text:p>
      <text:p text:style-name="P38"><text:tab/><text:tab/><text:tab/>...</text:p>
      <text:p text:style-name="P38"><text:tab/><text:tab/><text:tab/>break;</text:p>
      <text:p text:style-name="P38"><text:tab/>}</text:p>
      <text:p text:style-name="P41"/>
      <text:p text:style-name="P34">But what is a nice way to convert 1,0,1 to an integer? You use the same idea as base 10 representation of numbers <text:span text:style-name="T40">but instead of powers of 10, you use powers of 2:</text:span></text:p>
      <text:p text:style-name="P34"/>
      <text:p text:style-name="P41"><text:tab/>1,0,1 → 1*4 + 0*2 + 1*1<text:tab/></text:p>
      <text:p text:style-name="P41"/>
      <text:p text:style-name="P34">Here’s another example:</text:p>
      <text:p text:style-name="P34"/>
      <text:p text:style-name="P41"><text:tab/>10111 → 1*16 + 0*8 + 1*4 + 1*2 + 1*1</text:p>
      <text:p text:style-name="P41"/>
      <text:p text:style-name="P34">In the case of our CA, the three “bits” determining how to change a bit <text:soft-page-break/>can be converted to an integer. The rules:</text:p>
      <text:p text:style-name="P34"/>
      <text:p text:style-name="P39"><text:tab/>000 → 0</text:p>
      <text:p text:style-name="P39"><text:tab/>001 → 1</text:p>
      <text:p text:style-name="P39"><text:tab/>010 → 0</text:p>
      <text:p text:style-name="P39"><text:tab/>011 → 1</text:p>
      <text:p text:style-name="P39"><text:tab/>100 → 1</text:p>
      <text:p text:style-name="P39"><text:tab/>101 → 0</text:p>
      <text:p text:style-name="P39"><text:tab/>110 → 1</text:p>
      <text:p text:style-name="P39"><text:tab/>111 → 0</text:p>
      <text:p text:style-name="P39"/>
      <text:p text:style-name="P34">if you convert the 0s and 1s on the left to base 10 numbers, becomes</text:p>
      <text:p text:style-name="P34"/>
      <text:p text:style-name="P39"><text:tab/>0 → 0</text:p>
      <text:p text:style-name="P39"><text:tab/>1 → 1</text:p>
      <text:p text:style-name="P39"><text:tab/>2 → 0</text:p>
      <text:p text:style-name="P39"><text:tab/>3 → 1</text:p>
      <text:p text:style-name="P39"><text:tab/>4 → 1</text:p>
      <text:p text:style-name="P39"><text:tab/>5 → 0</text:p>
      <text:p text:style-name="P39"><text:tab/>6 → 1</text:p>
      <text:p text:style-name="P39"><text:tab/>7 → 0</text:p>
      <text:p text:style-name="P34"/>
      <text:p text:style-name="P46">Exercises</text:p>
      <text:p text:style-name="P7"/>
      <text:p text:style-name="P7">Q1. Declare an array of 1000 integers. Set a[0] to 0 and a[1] to 1. For the remain values in the array, set each value to the sum of the previous two values. For instance set a[2] to the sum of a[0] and a[1]. Set a[3] to the sum of a[1] and a[2]. Etc. In general set a[i] to the sum of a[i-1] and a[i-2] for appropriate values of a[i]. In other words, the value at an index position is the sum of the values at two previous positions. Print all the values in your array. Visually verify the correctness of the values. The first values are of course</text:p>
      <text:p text:style-name="P7"/>
      <text:p text:style-name="P7"><text:tab/>0, 1, 1, 2, 3, 5, 8, 13, 21, …</text:p>
      <text:p text:style-name="P7"/>
      <text:p text:style-name="P7">This is the famous Fibonacci sequence and appears in many areas of science including math, computer science, physics, etc.</text:p>
      <text:p text:style-name="P7"/>
      <text:p text:style-name="P7">Q2. Declare an array of 100 random doubles between 0.0 and 1.0. Now set all the elements of the array with <text:span text:style-name="T10">even</text:span> index values to 0.0. Print all the values in your array. Visually verify your work.</text:p>
      <text:p text:style-name="P7"/>
      <text:p text:style-name="P7">Q3. Declare an array of 20 characters. Initialize all the value of the array to the space character. In a while-loop continually print the characters separated by spaces, prompt the user for an index position and a character and set the value in the array to the character specified by the user. If the user enters -1 for the index, the program ends the while-loop and print the characters. Here is an execution:</text:p>
      <table:table table:name="Table40" table:style-name="Table40">
        <table:table-column table:style-name="Table40.A"/>
        <table:table-row table:style-name="TableLine1492885898224">
          <table:table-cell table:style-name="Table40.A1" office:value-type="string">
            <text:p text:style-name="P51"/>
            <text:p text:style-name="P51">index: <text:span text:style-name="T12">0</text:span></text:p>
            <text:p text:style-name="P51">character: <text:span text:style-name="T12">h</text:span></text:p>
            <text:p text:style-name="P51"/>
            <text:p text:style-name="P51">h</text:p>
            <text:p text:style-name="P51">index: <text:span text:style-name="T12">1</text:span></text:p>
            <text:p text:style-name="P51">character: <text:span text:style-name="T12">e</text:span></text:p>
            <text:p text:style-name="P51"/>
            <text:p text:style-name="P51">h e</text:p>
            <text:p text:style-name="P51">index: <text:span text:style-name="T12">2</text:span></text:p>
            <text:p text:style-name="P51">character: <text:span text:style-name="T12">l</text:span></text:p>
            <text:p text:style-name="P51"><text:line-break/>h e l</text:p>
            <text:p text:style-name="P51">index: <text:span text:style-name="T12">3</text:span></text:p>
            <text:p text:style-name="P51">character: <text:span text:style-name="T12">l</text:span></text:p>
            <text:p text:style-name="P52"/>
            <text:p text:style-name="P23">h e l l</text:p>
            <text:p text:style-name="P51">index: <text:span text:style-name="T12">4</text:span></text:p>
            <text:p text:style-name="P51">character: <text:span text:style-name="T12">o</text:span></text:p>
            <text:p text:style-name="P52"/>
            <text:p text:style-name="P23">h e l l o</text:p>
            <text:p text:style-name="P51">index: <text:span text:style-name="T12">6</text:span></text:p>
            <text:p text:style-name="P51">character: <text:span text:style-name="T12">w</text:span></text:p>
            <text:p text:style-name="P52"/>
            <text:p text:style-name="P23">h e l l o <text:s text:c="2"/>w</text:p>
            <text:p text:style-name="P51">index: <text:span text:style-name="T12">7</text:span></text:p>
            <text:p text:style-name="P51">character: <text:span text:style-name="T12">o</text:span></text:p>
            <text:p text:style-name="P52"/>
            <text:p text:style-name="P23"><text:soft-page-break/>h e l l o <text:s text:c="2"/>w o</text:p>
            <text:p text:style-name="P51">index: <text:span text:style-name="T12">8</text:span></text:p>
            <text:p text:style-name="P51">character: <text:span text:style-name="T12">r</text:span></text:p>
            <text:p text:style-name="P52"/>
            <text:p text:style-name="P23">h e l l o <text:s text:c="2"/>w o r</text:p>
            <text:p text:style-name="P51">index: <text:span text:style-name="T12">9</text:span></text:p>
            <text:p text:style-name="P51">character: <text:span text:style-name="T12">l</text:span></text:p>
            <text:p text:style-name="P52"/>
            <text:p text:style-name="P23">h e l l o <text:s text:c="2"/>w o r l</text:p>
            <text:p text:style-name="P51">index: <text:span text:style-name="T12">10</text:span></text:p>
            <text:p text:style-name="P51">character: <text:span text:style-name="T12">d</text:span></text:p>
            <text:p text:style-name="P52"/>
            <text:p text:style-name="P23">h e l l o <text:s text:c="2"/>w o r l d</text:p>
            <text:p text:style-name="P51">index: <text:span text:style-name="T12">11</text:span></text:p>
            <text:p text:style-name="P51">character: <text:span text:style-name="T12">!</text:span></text:p>
            <text:p text:style-name="P52"/>
            <text:p text:style-name="P23">h e l l o <text:s text:c="2"/>w o r l d !</text:p>
            <text:p text:style-name="P51">index: <text:span text:style-name="T12">-1</text:span></text:p>
            <text:p text:style-name="P51"/>
            <text:p text:style-name="P51">final: hello world! </text:p>
          </table:table-cell>
        </table:table-row>
      </table:table>
      <text:p text:style-name="P7"/>
      <text:p text:style-name="P7">Q4. Write a program that generates 10 random integers between 0 and 9 (inclusive), puts these values into an array, print<text:span text:style-name="T25">s</text:span> the integers in the array, count<text:span text:style-name="T25">s</text:span> the number of even integers in the array using a for-loop, and print<text:span text:style-name="T25">s</text:span> the number of even integers in the array.</text:p>
      <text:p text:style-name="P7"/>
      <text:p text:style-name="P7">Q5. Write a program that generates 10 random integers between 0 and 9 (inclusive), puts these values into an array, print<text:span text:style-name="T26">s</text:span> the integers in the array, count<text:span text:style-name="T26">s</text:span> the number of even integers in the array from the first index to either the last index or to the first 9 in the array, and print<text:span text:style-name="T26">s</text:span> the number of even integers (up to when you stop) in the array.</text:p>
      <text:p text:style-name="P7"/>
      <text:p text:style-name="P7">Q6. For a tic-tac-toe game, one could use an array of 9 characters to denote the characters on the tic-tac-toe board. In other words, if we create this variable:</text:p>
      <text:p text:style-name="P7"/>
      <text:p text:style-name="P17"><text:tab/>char board[9];</text:p>
      <text:p text:style-name="P17"/>
      <text:p text:style-name="P7">then <text:span text:style-name="T3">board[0]</text:span> is the character at the top left corner of the tic-tac-toe board, ..., and <text:span text:style-name="T3">board[8]</text:span> is the bottom right corner of the board. Rewrite our tic-tac-toe game using this variable. In fact with arrays you can write your game for any n-by-n board:</text:p>
      <text:p text:style-name="P7"/>
      <text:p text:style-name="P17"><text:tab/>const int SIZE = 5;</text:p>
      <text:p text:style-name="P17"><text:tab/>char board[SIZE * SIZE];</text:p>
      <text:p text:style-name="P17"/>
      <text:p text:style-name="P7">Here's a hint. The code for drawing the tic-tac-toe board would look something like this:</text:p>
      <text:p text:style-name="P7"/>
      <text:p text:style-name="P17"><text:tab/>for (int i = 0; i &lt; SIZE * SIZE; ++i)</text:p>
      <text:p text:style-name="P17"><text:tab/>{</text:p>
      <text:p text:style-name="P17"><text:tab/> <text:s text:c="3"/>if (i % SIZE &lt; SIZE – 1)</text:p>
      <text:p text:style-name="P17"><text:tab/> <text:s text:c="3"/>{</text:p>
      <text:p text:style-name="P17"><text:tab/> <text:s text:c="7"/>// print board[i] and '|'</text:p>
      <text:p text:style-name="P17"><text:soft-page-break/><text:tab/> <text:s text:c="3"/>}</text:p>
      <text:p text:style-name="P17"><text:tab/> <text:s text:c="3"/>else</text:p>
      <text:p text:style-name="P17"><text:tab/> <text:s text:c="3"/>{</text:p>
      <text:p text:style-name="P17"><text:tab/> <text:s text:c="7"/>// print board[i], newline,</text:p>
      <text:p text:style-name="P17"><text:s text:c="14"/>// and the row divider line</text:p>
      <text:p text:style-name="P17"><text:tab/> <text:s text:c="3"/>}<text:line-break/><text:tab/>}</text:p>
      <text:p text:style-name="P17"/>
      <text:p text:style-name="P45">Summary</text:p>
      <text:p text:style-name="P11"/>
      <text:p text:style-name="P11">An array is a variable containing values of the same type. The format of the statement to declare an array variable is as follows:</text:p>
      <text:p text:style-name="P11"/>
      <text:p text:style-name="P14"><text:span text:style-name="T4"><text:s text:c="2"/>[type]</text:span><text:span text:style-name="T3"> </text:span><text:span text:style-name="T4">[array name]</text:span><text:span text:style-name="T3">[ </text:span><text:span text:style-name="T4">[size]</text:span><text:span text:style-name="T3"> ];</text:span></text:p>
      <text:p text:style-name="P16"/>
      <text:p text:style-name="P11">where <text:span text:style-name="T4">[type]</text:span> is the type of values you want to put into this array and <text:span text:style-name="T4">[size]</text:span> is the number of elements in this array. For instance to declare an array z of 10 booleans do this:</text:p>
      <text:p text:style-name="P11"/>
      <text:p text:style-name="P11"><text:tab/><text:span text:style-name="T3">bool z[10];</text:span></text:p>
      <text:p text:style-name="P11"/>
      <text:p text:style-name="P11">You can declare with initialization. The following declares an array <text:span text:style-name="T3">y</text:span> of 5 <text:span text:style-name="T3">int</text:span>s with </text:p>
      <text:p text:style-name="P11"/>
      <text:p text:style-name="P18"><text:tab/>int y[5] = {10, 11, 12, 13, 14};</text:p>
      <text:p text:style-name="P11"><text:tab/></text:p>
      <text:p text:style-name="P11">You can omit the size:</text:p>
      <text:p text:style-name="P11"/>
      <text:p text:style-name="P18"><text:tab/>int y[] = {10, 11, 12, 13, 14};</text:p>
      <text:p text:style-name="P18"/>
      <text:p text:style-name="P11">in that case the size is the number of initial values. You can declare and initialize partially:</text:p>
      <text:p text:style-name="P11"/>
      <text:p text:style-name="P18"><text:tab/>int y[10] = {10, 11, 12, 13, 14};</text:p>
      <text:p text:style-name="P18"/>
      <text:p text:style-name="P11">In the case the remaining 5 are initialized to 0.</text:p>
      <text:p text:style-name="P18"/>
      <text:p text:style-name="P11">If <text:span text:style-name="T3">x</text:span> is an array of size 10, then you have access to <text:span text:style-name="T3">a[i]</text:span> for <text:span text:style-name="T3">i</text:span> = 0, 1, 2, ..., 9. You can (and should) think of <text:span text:style-name="T3">a[i]</text:span> as a variable. The value of <text:span text:style-name="T3">i</text:span> used to access an element of the array is called the <text:span text:style-name="T9">index</text:span> of that elements; the variable <text:span text:style-name="T3">i</text:span> is called an <text:span text:style-name="T9">index variable</text:span>. In general you can access an element with the integer value of an evaluated integer expression. In particular you can write loops to scan the elements of an array.</text:p>
      <text:p text:style-name="P11"/>
      <text:p text:style-name="P11">In particular you can write a for-loop to search for an element in the array, sum the values in an array, compute the maximum and minimum of an array, etc.</text:p>
      <text:p text:style-name="P11"/>
      <text:p text:style-name="P11">The bubblesort algorithm sorts an array. The algorithm “bubbles” the largest element to the largest index value of the array. You can rewrite the algorithm to bubble the smallest element to the smallest index value.</text:p>
      <text:p text:style-name="P11"/>
      <text:p text:style-name="P11">The binary search algorithm search<text:span text:style-name="T25">es</text:span> a sorted array more efficiently than a linear search.</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Courier New" svg:font-family="'Courier New'"/>
    <style:font-face style:name="Tahoma2" svg:font-family="Tahoma"/>
    <style:font-face style:name="Courier New1" svg:font-family="'Courier New'" style:font-family-generic="modern" style:font-pitch="fixed"/>
    <style:font-face style:name="Courier New2" svg:font-family="'Courier New'" style:font-adornments="Bol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ourier New3" svg:font-family="'Courier New'" style:font-family-generic="modern" style:font-pitch="variable"/>
    <style:font-face style:name="Times New Roman2" svg:font-family="'Times New Roman'" style:font-family-generic="modern" style:font-pitch="variable"/>
    <style:font-face style:name="CourierNewPSMT" svg:font-family="CourierNewPSMT" style:font-family-generic="roman" style:font-pitch="variable"/>
    <style:font-face style:name="LiberationSerif" svg:font-family="LiberationSerif"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Tahoma1"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deg"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2"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loext:opacity="100%" style:font-name="Arial1" fo:font-family="Arial" style:font-family-generic="swiss" style:font-pitch="variable" style:font-name-asian="Arial1" style:font-family-asian="Arial" style:font-family-generic-asian="swiss" style:font-pitch-asian="variable" style:font-name-complex="Arial1"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loext:opacity="100%" style:font-name="Arial1" fo:font-family="Arial" style:font-family-generic="swiss" style:font-pitch="variable" style:font-name-asian="Arial1" style:font-family-asian="Arial" style:font-family-generic-asian="swiss" style:font-pitch-asian="variable" style:font-name-complex="Arial1"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3"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34"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2.25in" style:type="center"/>
          <style:tab-stop style:position="4.5in" style:type="right"/>
        </style:tab-stops>
      </style:paragraph-properties>
      <style:text-properties style:font-name="Arial1" fo:font-size="10pt" officeooo:paragraph-rsid="000c1066" style:font-size-asian="10pt" style:font-size-complex="10pt"/>
    </style:style>
    <style:style style:name="MP2" style:family="paragraph" style:parent-style-name="Footer">
      <style:paragraph-properties fo:text-align="center" style:justify-single-word="false"/>
      <style:text-properties style:font-name="Arial1" fo:font-size="10pt" style:font-size-asian="10pt" style:font-size-complex="10pt"/>
    </style:style>
    <style:style style:name="MT1" style:family="text">
      <style:text-properties officeooo:rsid="000d2843"/>
    </style:style>
    <style:style style:name="MT2" style:family="text">
      <style:text-properties officeooo:rsid="0011d996"/>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C++</text:span> (Y. Liow)<text:tab/> <text:s text:c="17"/><text:tab/>17. <text:span text:style-name="MT2">1D </text:span>Arrays</text:p>
      </style:header>
      <style:footer>
        <text:p text:style-name="MP2"><text:page-number text:select-page="current">27</text:page-number><text:s/>of <text:page-count>37</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Yihsiang Liow</meta:initial-creator>
    <meta:creation-date>2005-12-14T10:14:39</meta:creation-date>
    <dc:date>2024-03-19T13:54:26.836000000</dc:date>
    <meta:printed-by>Yihsiang Liow</meta:printed-by>
    <meta:print-date>2006-01-08T16:54:25</meta:print-date>
    <meta:editing-cycles>915</meta:editing-cycles>
    <meta:editing-duration>P7DT21H43M44S</meta:editing-duration>
    <meta:document-statistic meta:table-count="48" meta:image-count="6" meta:object-count="0" meta:page-count="37" meta:paragraph-count="766" meta:word-count="8113" meta:character-count="39656" meta:non-whitespace-character-count="31215"/>
    <meta:user-defined meta:name="Info 1"/>
    <meta:user-defined meta:name="Info 2"/>
    <meta:user-defined meta:name="Info 3"/>
    <meta:user-defined meta:name="Info 4"/>
  </office:meta>
</office:document-meta>
</file>